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settings.xml" manifest:media-type="text/xml"/>
  <manifest:file-entry manifest:full-path="Object 1/"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2" svg:font-family="Mangal"/>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ourier New1" svg:font-family="'Courier New'" style:font-family-generic="modern" style:font-pitch="variable"/>
    <style:font-face style:name="Liberation Serif1" svg:font-family="'Liberation Serif'" style:font-family-generic="modern" style:font-pitch="variable"/>
    <style:font-face style:name="Mangal1" svg:font-family="Mangal" style:font-family-generic="moder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style:font-name="Courier New" officeooo:rsid="00014c6a" officeooo:paragraph-rsid="00014c6a"/>
    </style:style>
    <style:style style:name="P2" style:family="paragraph" style:parent-style-name="Footer">
      <style:paragraph-properties fo:text-align="center" style:justify-single-word="false"/>
      <style:text-properties style:font-name="Courier New"/>
    </style:style>
    <style:style style:name="P3" style:family="paragraph" style:parent-style-name="Standard">
      <style:paragraph-properties fo:text-align="center" style:justify-single-word="false"/>
      <style:text-properties style:font-name="Courier New" fo:font-size="18pt" fo:language="fr" fo:country="FR" fo:font-weight="bold" officeooo:rsid="00014c6a" officeooo:paragraph-rsid="00014c6a" style:font-size-asian="18pt" style:font-weight-asian="bold" style:font-size-complex="18pt" style:font-weight-complex="bold"/>
    </style:style>
    <style:style style:name="P4" style:family="paragraph" style:parent-style-name="Standard">
      <style:paragraph-properties fo:text-align="justify" style:justify-single-word="false"/>
      <style:text-properties style:font-name="Courier New" fo:font-size="12pt" fo:language="fr" fo:country="FR" fo:font-weight="bold" officeooo:rsid="00014c6a" officeooo:paragraph-rsid="00014c6a" style:font-size-asian="10.5pt" style:font-weight-asian="bold" style:font-size-complex="12pt" style:font-weight-complex="bold"/>
    </style:style>
    <style:style style:name="P5" style:family="paragraph" style:parent-style-name="Standard">
      <style:paragraph-properties fo:text-align="start" style:justify-single-word="false"/>
      <style:text-properties style:font-name="Courier New" fo:font-size="12pt" fo:language="fr" fo:country="FR" fo:font-weight="bold" officeooo:rsid="001475ba" officeooo:paragraph-rsid="001475ba" style:font-size-asian="10.5pt" style:font-weight-asian="bold" style:font-size-complex="12pt" style:font-weight-complex="bold"/>
    </style:style>
    <style:style style:name="P6" style:family="paragraph" style:parent-style-name="Standard">
      <style:paragraph-properties fo:text-align="start" style:justify-single-word="false"/>
      <style:text-properties style:font-name="Courier New" fo:font-size="12pt" fo:language="fr" fo:country="FR" fo:font-weight="bold" officeooo:rsid="001475ba" officeooo:paragraph-rsid="0017c974" style:font-size-asian="10.5pt" style:font-weight-asian="bold" style:font-size-complex="12pt" style:font-weight-complex="bold"/>
    </style:style>
    <style:style style:name="P7" style:family="paragraph" style:parent-style-name="Standard">
      <style:paragraph-properties fo:text-align="justify" style:justify-single-word="false"/>
      <style:text-properties style:font-name="Courier New" fo:font-size="12pt" fo:language="fr" fo:country="FR" fo:font-weight="bold" officeooo:rsid="00014c6a" officeooo:paragraph-rsid="00014c6a" style:font-size-asian="12pt" style:font-weight-asian="bold" style:font-size-complex="12pt" style:font-weight-complex="bold"/>
    </style:style>
    <style:style style:name="P8" style:family="paragraph" style:parent-style-name="Standard">
      <style:paragraph-properties fo:text-align="start" style:justify-single-word="false"/>
      <style:text-properties style:font-name="Courier New" fo:font-size="12pt" fo:language="fr" fo:country="FR" fo:font-weight="bold" officeooo:rsid="000ef009" officeooo:paragraph-rsid="000ef009" style:font-size-asian="12pt" style:font-weight-asian="bold" style:font-size-complex="12pt" style:font-weight-complex="bold"/>
    </style:style>
    <style:style style:name="P9" style:family="paragraph" style:parent-style-name="Standard">
      <style:paragraph-properties fo:text-align="justify" style:justify-single-word="false"/>
      <style:text-properties style:font-name="Courier New" fo:font-size="12pt" fo:language="fr" fo:country="FR" fo:font-weight="bold" officeooo:rsid="001a5cdb" officeooo:paragraph-rsid="001a5cdb" style:font-size-asian="12pt" style:font-weight-asian="bold" style:font-size-complex="12pt" style:font-weight-complex="bold"/>
    </style:style>
    <style:style style:name="P10" style:family="paragraph" style:parent-style-name="Standard">
      <style:paragraph-properties fo:text-align="justify" style:justify-single-word="false"/>
      <style:text-properties style:font-name="Courier New" fo:font-size="12pt" fo:language="fr" fo:country="FR" fo:font-weight="normal" officeooo:rsid="00014c6a" officeooo:paragraph-rsid="00014c6a" style:font-size-asian="12pt" style:font-weight-asian="normal" style:font-size-complex="12pt" style:font-weight-complex="normal"/>
    </style:style>
    <style:style style:name="P11" style:family="paragraph" style:parent-style-name="Standard">
      <style:paragraph-properties fo:text-align="justify" style:justify-single-word="false"/>
      <style:text-properties style:font-name="Courier New" fo:font-size="12pt" fo:language="fr" fo:country="FR" fo:font-weight="normal" officeooo:rsid="00014c6a" officeooo:paragraph-rsid="0008e8bd" style:font-size-asian="12pt" style:font-weight-asian="normal" style:font-size-complex="12pt" style:font-weight-complex="normal"/>
    </style:style>
    <style:style style:name="P12" style:family="paragraph" style:parent-style-name="Standard">
      <style:paragraph-properties fo:text-align="justify" style:justify-single-word="false"/>
      <style:text-properties style:font-name="Courier New" fo:font-size="12pt" fo:language="fr" fo:country="FR" fo:font-weight="normal" officeooo:rsid="0003ede1" officeooo:paragraph-rsid="0001f9a2" style:font-size-asian="12pt" style:font-weight-asian="normal" style:font-size-complex="12pt" style:font-weight-complex="normal"/>
    </style:style>
    <style:style style:name="P13" style:family="paragraph" style:parent-style-name="Standard">
      <style:paragraph-properties fo:text-align="justify" style:justify-single-word="false"/>
      <style:text-properties style:font-name="Courier New" fo:font-size="12pt" fo:language="fr" fo:country="FR" fo:font-weight="normal" officeooo:rsid="0004d36c" officeooo:paragraph-rsid="0004d36c"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style:font-name="Courier New" fo:font-size="12pt" fo:language="fr" fo:country="FR" fo:font-weight="normal" officeooo:rsid="000870bb" officeooo:paragraph-rsid="000870bb" style:font-size-asian="12pt" style:font-weight-asian="normal" style:font-size-complex="12pt" style:font-weight-complex="normal"/>
    </style:style>
    <style:style style:name="P15" style:family="paragraph" style:parent-style-name="Standard">
      <style:paragraph-properties fo:text-align="start" style:justify-single-word="false"/>
      <style:text-properties style:font-name="Courier New" fo:font-size="12pt" fo:language="fr" fo:country="FR" fo:font-weight="normal" officeooo:rsid="000ef009" officeooo:paragraph-rsid="000ef009" style:font-size-asian="12pt" style:font-weight-asian="normal" style:font-size-complex="12pt" style:font-weight-complex="normal"/>
    </style:style>
    <style:style style:name="P16" style:family="paragraph" style:parent-style-name="Standard">
      <style:paragraph-properties fo:text-align="start" style:justify-single-word="false"/>
      <style:text-properties style:font-name="Courier New" fo:font-size="12pt" fo:language="fr" fo:country="FR" fo:font-weight="normal" officeooo:rsid="000ef009" officeooo:paragraph-rsid="001475ba" style:font-size-asian="12pt" style:font-weight-asian="normal" style:font-size-complex="12pt" style:font-weight-complex="normal"/>
    </style:style>
    <style:style style:name="P17" style:family="paragraph" style:parent-style-name="Standard">
      <style:paragraph-properties fo:text-align="start" style:justify-single-word="false"/>
      <style:text-properties style:font-name="Courier New" fo:font-size="12pt" fo:language="fr" fo:country="FR" fo:font-weight="normal" officeooo:rsid="000ef009" officeooo:paragraph-rsid="001a9693" style:font-size-asian="12pt" style:font-weight-asian="normal" style:font-size-complex="12pt" style:font-weight-complex="normal"/>
    </style:style>
    <style:style style:name="P18" style:family="paragraph" style:parent-style-name="Standard">
      <style:paragraph-properties fo:text-align="justify" style:justify-single-word="false"/>
      <style:text-properties style:font-name="Courier New" fo:font-size="12pt" fo:language="fr" fo:country="FR" fo:font-weight="normal" officeooo:rsid="000ef009" officeooo:paragraph-rsid="000ef009" style:font-size-asian="12pt" style:font-weight-asian="normal" style:font-size-complex="12pt" style:font-weight-complex="normal"/>
    </style:style>
    <style:style style:name="P19" style:family="paragraph" style:parent-style-name="Standard">
      <style:paragraph-properties fo:text-align="justify" style:justify-single-word="false"/>
      <style:text-properties style:font-name="Courier New" fo:font-size="16pt" fo:language="fr" fo:country="FR" fo:font-weight="bold" officeooo:rsid="000ef009" officeooo:paragraph-rsid="000ef009" style:font-size-asian="14pt" style:font-weight-asian="bold" style:font-size-complex="16pt" style:font-weight-complex="bold"/>
    </style:style>
    <style:style style:name="P20" style:family="paragraph" style:parent-style-name="Standard">
      <style:paragraph-properties fo:text-align="start" style:justify-single-word="false"/>
      <style:text-properties style:font-name="Courier New" fo:font-size="16pt" fo:language="fr" fo:country="FR" fo:font-weight="bold" officeooo:rsid="001475ba" officeooo:paragraph-rsid="001475ba" style:font-size-asian="16pt" style:font-weight-asian="bold" style:font-size-complex="16pt" style:font-weight-complex="bold"/>
    </style:style>
    <style:style style:name="P21" style:family="paragraph" style:parent-style-name="Standard">
      <style:paragraph-properties fo:text-align="justify" style:justify-single-word="false"/>
      <style:text-properties fo:font-weight="bold" officeooo:rsid="0004d36c" officeooo:paragraph-rsid="0004d36c" style:font-weight-asian="bold" style:font-weight-complex="bold"/>
    </style:style>
    <style:style style:name="P22" style:family="paragraph" style:parent-style-name="Standard">
      <style:paragraph-properties fo:text-align="justify" style:justify-single-word="false"/>
      <style:text-properties officeooo:paragraph-rsid="0008e8bd"/>
    </style:style>
    <style:style style:name="P23" style:family="paragraph" style:parent-style-name="Standard">
      <style:paragraph-properties fo:text-align="justify" style:justify-single-word="false"/>
      <style:text-properties officeooo:paragraph-rsid="0018d9ae"/>
    </style:style>
    <style:style style:name="P24" style:family="paragraph" style:parent-style-name="Standard">
      <style:paragraph-properties fo:text-align="start" style:justify-single-word="false"/>
      <style:text-properties officeooo:paragraph-rsid="00014c6a"/>
    </style:style>
    <style:style style:name="P25" style:family="paragraph" style:parent-style-name="Standard">
      <style:paragraph-properties fo:text-align="start" style:justify-single-word="false"/>
      <style:text-properties officeooo:paragraph-rsid="001475ba"/>
    </style:style>
    <style:style style:name="P26" style:family="paragraph" style:parent-style-name="Standard">
      <style:paragraph-properties fo:text-align="start" style:justify-single-word="false" fo:break-before="page"/>
      <style:text-properties style:font-name="Courier New" fo:font-size="12pt" fo:language="fr" fo:country="FR" fo:font-weight="bold" officeooo:rsid="0017c974" officeooo:paragraph-rsid="0017c974" style:font-size-asian="10.5pt" style:font-weight-asian="bold" style:font-size-complex="12pt" style:font-weight-complex="bold"/>
    </style:style>
    <style:style style:name="P27" style:family="paragraph" style:parent-style-name="Standard">
      <style:paragraph-properties fo:text-align="justify" style:justify-single-word="false"/>
      <style:text-properties style:font-name="Courier New" fo:font-size="12pt" fo:language="fr" fo:country="FR" fo:font-weight="normal" officeooo:rsid="00014c6a" officeooo:paragraph-rsid="00014c6a" style:font-size-asian="12pt" style:font-weight-asian="normal" style:font-size-complex="12pt" style:font-weight-complex="normal"/>
    </style:style>
    <style:style style:name="P28" style:family="paragraph" style:parent-style-name="Standard">
      <style:paragraph-properties fo:text-align="start" style:justify-single-word="false"/>
      <style:text-properties style:font-name="Courier New" fo:font-size="12pt" fo:language="fr" fo:country="FR" fo:font-weight="normal" officeooo:rsid="001475ba" officeooo:paragraph-rsid="001a9693" style:font-size-asian="12pt" style:font-weight-asian="normal" style:font-size-complex="12pt" style:font-weight-complex="normal"/>
    </style:style>
    <style:style style:name="P29" style:family="paragraph" style:parent-style-name="Standard">
      <style:paragraph-properties fo:text-align="justify" style:justify-single-word="false"/>
      <style:text-properties style:font-name="Courier New" fo:font-size="12pt" fo:language="fr" fo:country="FR" fo:font-weight="normal" officeooo:rsid="001a5cdb" officeooo:paragraph-rsid="001a5cdb" style:font-size-asian="12pt" style:font-weight-asian="normal" style:font-size-complex="12pt" style:font-weight-complex="normal"/>
    </style:style>
    <style:style style:name="P30" style:family="paragraph" style:parent-style-name="Standard">
      <style:paragraph-properties fo:text-align="justify" style:justify-single-word="false"/>
      <style:text-properties style:font-name="Courier New" fo:font-size="12pt" fo:language="fr" fo:country="FR" fo:font-weight="normal" officeooo:rsid="0020ce6e" officeooo:paragraph-rsid="0020ce6e" style:font-size-asian="12pt" style:font-weight-asian="normal" style:font-size-complex="12pt" style:font-weight-complex="normal"/>
    </style:style>
    <style:style style:name="P31" style:family="paragraph" style:parent-style-name="Standard">
      <style:paragraph-properties fo:text-align="start" style:justify-single-word="false"/>
      <style:text-properties style:font-name="Courier New" fo:font-size="12pt" fo:language="fr" fo:country="FR" fo:font-weight="normal" officeooo:rsid="001475ba" officeooo:paragraph-rsid="0017c974" style:font-size-asian="10.5pt" style:font-weight-asian="normal" style:font-size-complex="12pt" style:font-weight-complex="normal"/>
    </style:style>
    <style:style style:name="P32" style:family="paragraph">
      <style:paragraph-properties fo:margin-left="0cm" fo:margin-right="0cm" fo:margin-top="0cm" fo:margin-bottom="0cm" fo:line-height="100%" fo:text-indent="0cm"/>
    </style:style>
    <style:style style:name="P33"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Courier New" fo:font-size="18pt" fo:font-style="normal" fo:text-shadow="none" style:text-underline-style="none" fo:font-weight="bold" style:letter-kerning="true" style:font-name-asian="Microsoft YaHei" style:font-size-asian="18pt" style:font-style-asian="normal" style:font-weight-asian="bold" style:font-name-complex="Mangal" style:font-size-complex="18pt" style:font-style-complex="normal" style:font-weight-complex="bold" style:text-emphasize="none" style:font-relief="none" style:text-overline-style="none" style:text-overline-color="font-color"/>
    </style:style>
    <style:style style:name="P34"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35"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Courier New" fo:font-size="12pt" fo:font-style="normal" fo:text-shadow="none" style:text-underline-style="none" fo:font-weight="bold" style:letter-kerning="true" style:font-name-asian="Microsoft YaHei" style:font-size-asian="12pt" style:font-style-asian="normal" style:font-weight-asian="bold" style:font-name-complex="Mangal" style:font-size-complex="12pt" style:font-style-complex="normal" style:font-weight-complex="bold" style:text-emphasize="none" style:font-relief="none" style:text-overline-style="none" style:text-overline-color="font-color"/>
    </style:style>
    <style:style style:name="P36"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Courier New"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37" style:family="paragraph">
      <style:paragraph-properties fo:text-align="justify"/>
    </style:style>
    <style:style style:name="P38" style:family="paragraph">
      <style:paragraph-properties fo:margin-top="0cm" fo:margin-bottom="0.499cm"/>
    </style:style>
    <style:style style:name="P39" style:family="paragraph">
      <loext:graphic-properties draw:fill="none" draw:fill-color="#ffffff"/>
      <style:paragraph-properties fo:text-align="justify" style:writing-mode="lr-tb"/>
      <style:text-properties fo:color="#000000" style:font-name="Courier New" fo:font-size="12pt" fo:language="fr" fo:country="FR" style:font-name-complex="Courier New" style:font-weight-complex="bold"/>
    </style:style>
    <style:style style:name="P40"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Courier New" fo:font-size="16pt" fo:font-style="normal" fo:text-shadow="none" style:text-underline-style="none" fo:font-weight="bold"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41" style:family="paragraph">
      <style:paragraph-properties fo:margin-left="0cm" fo:margin-right="0cm" fo:margin-top="0cm" fo:margin-bottom="0cm" fo:line-height="100%" fo:text-align="center" fo:text-indent="0cm"/>
    </style:style>
    <style:style style:name="P42"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fo:color="#c9211e" style:text-outline="false" style:text-line-through-style="none" style:text-line-through-type="none" style:font-name="Courier New" fo:font-size="16pt" fo:font-style="normal" fo:text-shadow="none" style:text-underline-style="none" fo:font-weight="bold" style:letter-kerning="true" style:font-name-asian="Microsoft YaHei" style:font-size-asian="18pt" style:font-style-asian="normal" style:font-weight-asian="bold" style:font-name-complex="Mangal" style:font-size-complex="18pt" style:font-style-complex="normal" style:font-weight-complex="bold" style:text-emphasize="none" style:font-relief="none" style:text-overline-style="none" style:text-overline-color="font-color"/>
    </style:style>
    <style:style style:name="P43"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Courier New" fo:font-size="16pt" fo:font-style="normal" fo:text-shadow="none" style:text-underline-style="none" fo:font-weight="bold"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44"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fo:color="#c9211e" style:text-outline="false" style:text-line-through-style="none" style:text-line-through-type="none" style:font-name="Courier New" fo:font-size="16pt" fo:font-style="normal" fo:text-shadow="none" style:text-underline-style="none" fo:font-weight="bold"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45"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Courier New" fo:font-size="12pt" fo:font-style="normal" fo:text-shadow="none" style:text-underline-style="none" fo:font-weight="bold"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46" style:family="paragraph">
      <loext:graphic-properties draw:fill="solid" draw:fill-color="#00000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Courier New" fo:font-size="12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47" style:family="paragraph">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Courier New"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48"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Courier New"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49" style:family="paragraph">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Courier New" fo:font-size="12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50"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Courier New" fo:font-size="12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51"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Courier New" fo:font-size="12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52"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Courier New" fo:font-size="12pt" fo:font-style="normal" fo:text-shadow="none" style:text-underline-style="none" fo:font-weight="bold" style:letter-kerning="true" style:font-name-asian="Microsoft YaHei" style:font-size-asian="18pt" style:font-style-asian="normal" style:font-weight-asian="bold" style:font-name-complex="Mangal" style:font-size-complex="18pt" style:font-style-complex="normal" style:font-weight-complex="bold" style:text-emphasize="none" style:font-relief="none" style:text-overline-style="none" style:text-overline-color="font-color"/>
    </style:style>
    <style:style style:name="P53"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Courier New" fo:font-size="12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54"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Courier New" fo:font-size="12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55"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Courier New" fo:font-size="12pt" fo:font-style="normal" fo:text-shadow="none" style:text-underline-style="none" fo:font-weight="bold" style:letter-kerning="true" style:font-name-asian="Microsoft YaHei" style:font-size-asian="18pt" style:font-style-asian="normal" style:font-weight-asian="bold" style:font-name-complex="Mangal" style:font-size-complex="18pt" style:font-style-complex="normal" style:font-weight-complex="bold" style:text-emphasize="none" style:font-relief="none" style:text-overline-style="none" style:text-overline-color="font-color"/>
    </style:style>
    <style:style style:name="P56" style:family="paragraph">
      <loext:graphic-properties draw:fill="solid" draw:fill-color="#00000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57"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58" style:family="paragraph">
      <loext:graphic-properties draw:fill="none" draw:fill-color="#ffffff"/>
      <style:paragraph-properties style:writing-mode="lr-tb"/>
      <style:text-properties style:font-name="Courier New"/>
    </style:style>
    <style:style style:name="P59" style:family="paragraph">
      <style:paragraph-properties style:writing-mode="lr-tb"/>
      <style:text-properties style:font-name="Courier New"/>
    </style:style>
    <style:style style:name="P60" style:family="paragraph">
      <loext:graphic-properties draw:fill-color="#ffffff"/>
      <style:paragraph-properties style:writing-mode="lr-tb"/>
      <style:text-properties style:font-name="Courier New"/>
    </style:style>
    <style:style style:name="P61" style:family="paragraph">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style:font-name="Courier New" fo:hyphenate="false"/>
    </style:style>
    <style:style style:name="P62" style:family="paragraph">
      <loext:graphic-properties draw:fill-color="#000000"/>
      <style:paragraph-properties fo:text-align="center"/>
    </style:style>
    <style:style style:name="T1" style:family="text">
      <style:text-properties style:font-name="Courier New" fo:font-size="12pt" fo:language="fr" fo:country="FR" style:font-size-asian="12pt" style:font-size-complex="12pt"/>
    </style:style>
    <style:style style:name="T2" style:family="text">
      <style:text-properties style:font-name="Courier New" fo:font-size="12pt" fo:language="fr" fo:country="FR" officeooo:rsid="0003ede1" style:font-size-asian="12pt" style:font-size-complex="12pt"/>
    </style:style>
    <style:style style:name="T3" style:family="text">
      <style:text-properties style:font-name="Courier New" fo:font-size="12pt" fo:language="fr" fo:country="FR" officeooo:rsid="000ef009" style:font-size-asian="12pt" style:font-size-complex="12pt"/>
    </style:style>
    <style:style style:name="T4" style:family="text">
      <style:text-properties style:font-name="Courier New" fo:font-size="12pt" fo:language="fr" fo:country="FR" fo:font-weight="normal" officeooo:rsid="00014c6a" style:font-size-asian="12pt" style:font-weight-asian="normal" style:font-size-complex="12pt" style:font-weight-complex="normal"/>
    </style:style>
    <style:style style:name="T5" style:family="text">
      <style:text-properties style:font-name="Courier New" fo:font-size="12pt" fo:language="fr" fo:country="FR" fo:font-weight="normal" officeooo:rsid="000360ed" style:font-size-asian="12pt" style:font-weight-asian="normal" style:font-size-complex="12pt" style:font-weight-complex="normal"/>
    </style:style>
    <style:style style:name="T6" style:family="text">
      <style:text-properties style:font-name="Courier New" fo:font-size="12pt" fo:language="fr" fo:country="FR" fo:font-weight="normal" officeooo:rsid="0003ede1" style:font-size-asian="12pt" style:font-weight-asian="normal" style:font-size-complex="12pt" style:font-weight-complex="normal"/>
    </style:style>
    <style:style style:name="T7" style:family="text">
      <style:text-properties style:font-name="Courier New" fo:font-size="12pt" fo:language="fr" fo:country="FR" fo:font-weight="normal" officeooo:rsid="0004d36c" style:font-size-asian="12pt" style:font-weight-asian="normal" style:font-size-complex="12pt" style:font-weight-complex="normal"/>
    </style:style>
    <style:style style:name="T8" style:family="text">
      <style:text-properties style:font-name="Courier New" fo:font-size="12pt" fo:language="fr" fo:country="FR" fo:font-weight="normal" officeooo:rsid="0001f9a2" style:font-size-asian="12pt" style:font-weight-asian="normal" style:font-size-complex="12pt" style:font-weight-complex="normal"/>
    </style:style>
    <style:style style:name="T9" style:family="text">
      <style:text-properties style:font-name="Courier New" fo:font-size="12pt" fo:language="fr" fo:country="FR" fo:font-weight="normal" officeooo:rsid="0006f2a4" style:font-size-asian="12pt" style:font-weight-asian="normal" style:font-size-complex="12pt" style:font-weight-complex="normal"/>
    </style:style>
    <style:style style:name="T10" style:family="text">
      <style:text-properties style:font-name="Courier New" fo:font-size="12pt" fo:language="fr" fo:country="FR" fo:font-weight="normal" officeooo:rsid="000870bb" style:font-size-asian="12pt" style:font-weight-asian="normal" style:font-size-complex="12pt" style:font-weight-complex="normal"/>
    </style:style>
    <style:style style:name="T11" style:family="text">
      <style:text-properties style:font-name="Courier New" fo:font-size="12pt" fo:language="fr" fo:country="FR" fo:font-weight="normal" officeooo:rsid="0008e8bd" style:font-size-asian="12pt" style:font-weight-asian="normal" style:font-size-complex="12pt" style:font-weight-complex="normal"/>
    </style:style>
    <style:style style:name="T12" style:family="text">
      <style:text-properties style:font-name="Courier New" fo:font-size="12pt" fo:language="fr" fo:country="FR" fo:font-weight="normal" officeooo:rsid="000ef009" style:font-size-asian="12pt" style:font-weight-asian="normal" style:font-size-complex="12pt" style:font-weight-complex="normal"/>
    </style:style>
    <style:style style:name="T13" style:family="text">
      <style:text-properties style:font-name="Courier New" fo:font-size="12pt" fo:language="fr" fo:country="FR" fo:font-weight="normal" officeooo:rsid="0017c974" style:font-size-asian="12pt" style:font-weight-asian="normal" style:font-size-complex="12pt" style:font-weight-complex="normal"/>
    </style:style>
    <style:style style:name="T14" style:family="text">
      <style:text-properties style:font-name="Courier New" fo:font-size="12pt" fo:language="fr" fo:country="FR" fo:font-weight="bold" officeooo:rsid="000360ed" style:font-size-asian="12pt" style:font-weight-asian="bold" style:font-size-complex="12pt" style:font-weight-complex="bold"/>
    </style:style>
    <style:style style:name="T15" style:family="text">
      <style:text-properties style:font-name="Courier New" fo:font-size="12pt" fo:language="fr" fo:country="FR" fo:font-weight="bold" officeooo:rsid="0017c974" style:font-size-asian="12pt" style:font-weight-asian="bold" style:font-size-complex="12pt" style:font-weight-complex="bold"/>
    </style:style>
    <style:style style:name="T16" style:family="text">
      <style:text-properties officeooo:rsid="000ef009"/>
    </style:style>
    <style:style style:name="T17" style:family="text">
      <style:text-properties fo:font-weight="normal" style:font-weight-asian="normal" style:font-weight-complex="normal"/>
    </style:style>
    <style:style style:name="T18" style:family="text">
      <style:text-properties fo:font-weight="normal" officeooo:rsid="001a5cdb" style:font-weight-asian="normal" style:font-weight-complex="normal"/>
    </style:style>
    <style:style style:name="T19" style:family="text">
      <style:text-properties officeooo:rsid="0012c07b"/>
    </style:style>
    <style:style style:name="T20" style:family="text">
      <style:text-properties officeooo:rsid="001475ba"/>
    </style:style>
    <style:style style:name="T21" style:family="text">
      <style:text-properties fo:font-variant="normal" fo:text-transform="none" style:use-window-font-color="true" style:text-outline="false" style:text-line-through-style="none" style:text-line-through-type="none" style:font-name="Courier New" fo:font-size="18pt" fo:font-style="normal" fo:text-shadow="none" style:text-underline-style="none" fo:font-weight="bold" style:letter-kerning="true" style:font-name-asian="Microsoft YaHei" style:font-size-asian="18pt" style:font-style-asian="normal" style:font-weight-asian="bold" style:font-name-complex="Mangal" style:font-size-complex="18pt" style:font-style-complex="normal" style:font-weight-complex="bold" style:text-emphasize="none" style:font-relief="none" style:text-overline-style="none" style:text-overline-color="font-color"/>
    </style:style>
    <style:style style:name="T22" style:family="text">
      <style:text-properties fo:font-variant="normal" fo:text-transform="none" style:use-window-font-color="true" style:text-outline="false" style:text-line-through-style="none" style:text-line-through-type="none" style:font-name="Courier New" fo:font-size="12pt" fo:font-style="normal" fo:text-shadow="none" style:text-underline-style="none" fo:font-weight="bold" style:letter-kerning="true" style:font-name-asian="Microsoft YaHei" style:font-size-asian="12pt" style:font-style-asian="normal" style:font-weight-asian="bold" style:font-name-complex="Mangal" style:font-size-complex="12pt" style:font-style-complex="normal" style:font-weight-complex="bold" style:text-emphasize="none" style:font-relief="none" style:text-overline-style="none" style:text-overline-color="font-color"/>
    </style:style>
    <style:style style:name="T23" style:family="text">
      <style:text-properties fo:font-variant="normal" fo:text-transform="none" style:use-window-font-color="true" style:text-outline="false" style:text-line-through-style="none" style:text-line-through-type="none" style:font-name="Courier New"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24" style:family="text">
      <style:text-properties fo:color="#000000" style:font-name="Courier New" fo:font-size="12pt" fo:language="fr" fo:country="FR" fo:font-weight="bold" style:font-weight-asian="bold" style:font-name-complex="Courier New" style:font-weight-complex="bold"/>
    </style:style>
    <style:style style:name="T25" style:family="text">
      <style:text-properties fo:color="#000000" style:font-name="Courier New" fo:font-size="12pt" fo:language="fr" fo:country="FR" style:font-name-complex="Courier New"/>
    </style:style>
    <style:style style:name="T26" style:family="text">
      <style:text-properties fo:font-variant="normal" fo:text-transform="none" fo:color="#c9211e" style:text-outline="false" style:text-line-through-style="none" style:text-line-through-type="none" style:font-name="Courier New" fo:font-size="16pt" fo:font-style="normal" fo:text-shadow="none" style:text-underline-style="none" fo:font-weight="bold" style:letter-kerning="true" style:font-name-asian="Microsoft YaHei" style:font-size-asian="18pt" style:font-style-asian="normal" style:font-weight-asian="bold" style:font-name-complex="Mangal" style:font-size-complex="18pt" style:font-style-complex="normal" style:font-weight-complex="bold" style:text-emphasize="none" style:font-relief="none" style:text-overline-style="none" style:text-overline-color="font-color"/>
    </style:style>
    <style:style style:name="T27" style:family="text">
      <style:text-properties fo:font-variant="normal" fo:text-transform="none" style:use-window-font-color="true" style:text-outline="false" style:text-line-through-style="none" style:text-line-through-type="none" style:font-name="Courier New" fo:font-size="16pt" fo:font-style="normal" fo:text-shadow="none" style:text-underline-style="none" fo:font-weight="bold"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28" style:family="text">
      <style:text-properties fo:font-variant="normal" fo:text-transform="none" fo:color="#c9211e" style:text-outline="false" style:text-line-through-style="none" style:text-line-through-type="none" style:font-name="Courier New" fo:font-size="16pt" fo:font-style="normal" fo:text-shadow="none" style:text-underline-style="none" fo:font-weight="bold"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29" style:family="text">
      <style:text-properties fo:font-variant="normal" fo:text-transform="none" style:use-window-font-color="true" style:text-outline="false" style:text-line-through-style="none" style:text-line-through-type="none" style:font-name="Courier New" fo:font-size="12pt" fo:font-style="normal" fo:text-shadow="none" style:text-underline-style="none" fo:font-weight="bold"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30" style:family="text">
      <style:text-properties fo:font-variant="normal" fo:text-transform="none" style:use-window-font-color="true" style:text-outline="false" style:text-line-through-style="none" style:text-line-through-type="none" style:text-position="-33% 58%" style:font-name="Courier New"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31" style:family="text">
      <style:text-properties fo:font-variant="normal" fo:text-transform="none" style:use-window-font-color="true" style:text-outline="false" style:text-line-through-style="none" style:text-line-through-type="none" style:text-position="0% 100%" style:font-name="Courier New"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32" style:family="text">
      <style:text-properties fo:font-variant="normal" fo:text-transform="none" style:use-window-font-color="true" style:text-outline="false" style:text-line-through-style="none" style:text-line-through-type="none" style:font-name="Courier New" fo:font-size="12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33" style:family="text">
      <style:text-properties fo:font-variant="normal" fo:text-transform="none" style:use-window-font-color="true" style:text-outline="false" style:text-line-through-style="none" style:text-line-through-type="none" style:text-position="-33% 58%" style:font-name="Courier New" fo:font-size="12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34" style:family="text">
      <style:text-properties fo:font-variant="normal" fo:text-transform="none" style:use-window-font-color="true" style:text-outline="false" style:text-line-through-style="none" style:text-line-through-type="none" style:text-position="0% 100%" style:font-name="Courier New" fo:font-size="12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35" style:family="text">
      <style:text-properties fo:font-variant="normal" fo:text-transform="none" style:use-window-font-color="true" style:text-outline="false" style:text-line-through-style="none" style:text-line-through-type="none" style:font-name="Courier New" fo:font-size="12pt" fo:font-style="normal" fo:text-shadow="none" style:text-underline-style="none" fo:font-weight="bold" style:letter-kerning="true" style:font-name-asian="Microsoft YaHei" style:font-size-asian="18pt" style:font-style-asian="normal" style:font-weight-asian="bold" style:font-name-complex="Mangal" style:font-size-complex="18pt" style:font-style-complex="normal" style:font-weight-complex="bold" style:text-emphasize="none" style:font-relief="none" style:text-overline-style="none" style:text-overline-color="font-color"/>
    </style:style>
    <style:style style:name="T36" style:family="text">
      <style:text-properties style:font-name="Courier New" fo:font-weight="bold" style:font-weight-asian="bold" style:font-weight-complex="bold"/>
    </style:style>
    <style:style style:name="T37" style:family="text">
      <style:text-properties style:font-name="Courier New"/>
    </style:style>
    <style:style style:name="T38" style:family="text">
      <style:text-properties fo:font-variant="normal" fo:text-transform="none" style:use-window-font-color="true" style:text-outline="false" style:text-line-through-style="none" style:text-line-through-type="none" style:text-position="0% 100%" style:font-name="Courier New" fo:font-size="12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OLE">
      <style:graphic-properties style:vertical-pos="from-top" style:vertical-rel="paragraph" style:horizontal-pos="from-left" style:horizontal-rel="paragraph" draw:ole-draw-aspect="1"/>
    </style: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stroke-dash="Dashed_20__28_var_29__20_3" svg:stroke-width="0cm" svg:stroke-color="#000000" draw:marker-start="Arrow" draw:marker-start-width="0.199cm" draw:marker-start-center="false" draw:marker-end="" draw:marker-end-width="0.199cm" draw:marker-end-center="false" draw:fill="none" draw:fill-color="#ffffff" draw:textarea-horizontal-align="justify" fo:min-height="1.441cm" fo:padding-top="0.125cm" fo:padding-bottom="0.125cm" fo:padding-left="0.25cm" fo:padding-right="0.25cm" draw:shadow="hidden" draw:shadow-offset-x="0.199cm" draw:shadow-offset-y="0.199cm" draw:shadow-color="#808080" style:run-through="foreground"/>
      <style:paragraph-properties style:writing-mode="lr-tb"/>
    </style:style>
    <style:style style:name="gr3" style:family="graphic">
      <style:graphic-properties draw:stroke="solid" draw:stroke-dash="Dashed_20__28_var_29__20_3" svg:stroke-width="0cm" svg:stroke-color="#000000" draw:marker-start="Arrow" draw:marker-start-width="0.199cm" draw:marker-start-center="false" draw:marker-end="" draw:marker-end-width="0.199cm" draw:marker-end-center="false" draw:fill="none" draw:fill-color="#729fcf" draw:textarea-horizontal-align="justify" draw:textarea-vertical-align="middle" draw:auto-grow-height="false" fo:min-height="0.968cm" fo:min-width="1.787cm"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draw:stroke-dash="Dashed_20__28_var_29__20_3" svg:stroke-width="0cm" svg:stroke-color="#000000" draw:marker-start="Arrow" draw:marker-start-width="0.199cm" draw:marker-start-center="false" draw:marker-end="" draw:marker-end-width="0.199cm" draw:marker-end-center="false" draw:fill="none" draw:fill-color="#729fcf" draw:textarea-horizontal-align="justify" draw:textarea-vertical-align="middle" draw:auto-grow-height="false" fo:min-height="2.409cm" fo:min-width="0cm"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solid" draw:stroke-dash="Dashed_20__28_var_29__20_3" svg:stroke-width="0cm" svg:stroke-color="#000000" draw:marker-start="Arrow" draw:marker-start-width="0.199cm" draw:marker-start-center="false" draw:marker-end="" draw:marker-end-width="0.199cm" draw:marker-end-center="false" draw:fill="none" draw:fill-color="#729fcf" draw:textarea-horizontal-align="justify" draw:textarea-vertical-align="middle" draw:auto-grow-height="false" fo:min-height="0.968cm" fo:min-width="1.782cm"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draw:stroke-dash="Dashed_20__28_var_29__20_3" svg:stroke-width="0cm" svg:stroke-color="#000000" draw:marker-start="Arrow" draw:marker-start-width="0.199cm" draw:marker-start-center="false" draw:marker-end="" draw:marker-end-width="0.199cm" draw:marker-end-center="false" draw:fill="none" draw:fill-color="#729fcf" draw:textarea-horizontal-align="justify" draw:textarea-vertical-align="middle" draw:auto-grow-height="false" fo:min-height="0.968cm" fo:min-width="1.783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solid" draw:stroke-dash="Dashed_20__28_var_29__20_3"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none" draw:stroke-dash="Dashed_20__28_var_29__20_3" svg:stroke-width="0cm" svg:stroke-color="#000000" draw:marker-start="Arrow" draw:marker-start-width="0.199cm" draw:marker-start-center="false" draw:marker-end="" draw:marker-end-width="0.199cm" draw:marker-end-center="false" draw:fill="none" draw:fill-color="#ffffff" draw:textarea-horizontal-align="justify" fo:min-height="0.961cm" fo:padding-top="0.125cm" fo:padding-bottom="0.125cm" fo:padding-left="0.25cm" fo:padding-right="0.25cm" draw:shadow="hidden" draw:shadow-offset-x="0.199cm" draw:shadow-offset-y="0.199cm" draw:shadow-color="#808080" style:run-through="foreground"/>
      <style:paragraph-properties style:writing-mode="lr-tb"/>
    </style:style>
    <style:style style:name="gr9" style:family="graphic">
      <style:graphic-properties draw:stroke="none" draw:stroke-dash="Dashed_20__28_var_29__20_3" svg:stroke-width="0cm" svg:stroke-color="#000000" draw:marker-start="Arrow" draw:marker-start-width="0.199cm" draw:marker-start-center="false" draw:marker-end="" draw:marker-end-width="0.199cm" draw:marker-end-center="false" draw:fill="none" draw:fill-color="#ffffff" draw:textarea-horizontal-align="justify" fo:min-height="0.859cm" fo:padding-top="0.125cm" fo:padding-bottom="0.125cm" fo:padding-left="0.25cm" fo:padding-right="0.25cm" draw:shadow="hidden" draw:shadow-offset-x="0.199cm" draw:shadow-offset-y="0.199cm" draw:shadow-color="#808080" style:run-through="foreground"/>
      <style:paragraph-properties style:writing-mode="lr-tb"/>
    </style:style>
    <style:style style:name="gr10" style:family="graphic">
      <style:graphic-properties draw:stroke="solid" draw:stroke-dash="Dashed_20__28_var_29__20_3" svg:stroke-width="0cm" svg:stroke-color="#000000" draw:marker-start="Arrow" draw:marker-start-width="0.199cm" draw:marker-start-center="false" draw:marker-end="" draw:marker-end-width="0.199cm" draw:marker-end-center="false" draw:fill="none" draw:fill-color="#729fcf" draw:textarea-horizontal-align="justify" draw:textarea-vertical-align="middle" draw:auto-grow-height="false" fo:min-height="0.965cm" fo:min-width="1.783cm"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solid" draw:stroke-dash="Dashed_20__28_var_29__20_3" svg:stroke-width="0cm" svg:stroke-color="#000000" draw:marker-start="Arrow" draw:marker-start-width="0.199cm" draw:marker-start-center="false" draw:marker-end="" draw:marker-end-width="0.199cm" draw:marker-end-center="false" draw:fill="none" draw:fill-color="#729fcf" draw:textarea-horizontal-align="justify" draw:textarea-vertical-align="middle" draw:auto-grow-height="false" fo:min-height="0.97cm" fo:min-width="1.783cm"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solid" draw:stroke-dash="Dashed_20__28_var_29__20_3" svg:stroke-width="0cm" svg:stroke-color="#000000" draw:marker-start="Arrow" draw:marker-start-width="0.199cm" draw:marker-start-center="false" draw:marker-end="" draw:marker-end-width="0.199cm" draw:marker-end-center="false" draw:fill="none" draw:fill-color="#729fcf" draw:textarea-horizontal-align="justify" draw:textarea-vertical-align="middle" draw:auto-grow-height="false" fo:min-height="2.411cm" fo:min-width="0cm"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dash" draw:stroke-dash="Ultrafine_20_Dashed" svg:stroke-width="0cm" svg:stroke-color="#000000" draw:marker-start="Arrow" draw:marker-start-width="0.199cm" draw:marker-start-center="false" draw:marker-end="" draw:marker-end-width="0.199cm" draw:marker-end-center="false" draw:fill="none" draw:fill-color="#729fcf" draw:textarea-horizontal-align="justify" draw:textarea-vertical-align="middle" draw:auto-grow-height="false" fo:min-height="0.97cm" fo:min-width="1.783cm"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dash" draw:stroke-dash="Fine_20_Dashed" svg:stroke-width="0cm" svg:stroke-color="#000000" draw:marker-start="Arrow" draw:marker-start-width="0.199cm" draw:marker-start-center="false" draw:marker-end="" draw:marker-end-width="0.199cm" draw:marker-end-center="false" draw:fill="none" draw:fill-color="#729fcf" draw:textarea-horizontal-align="justify" draw:textarea-vertical-align="middle" draw:auto-grow-height="false" fo:min-height="0.97cm" fo:min-width="1.785cm"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solid" draw:stroke-dash="Dashed_20__28_var_29__20_3" svg:stroke-width="0cm" svg:stroke-color="#000000" draw:marker-start="Arrow" draw:marker-start-width="0.199cm" draw:marker-start-center="false" draw:marker-end="" draw:marker-end-width="0.199cm" draw:marker-end-center="false" draw:fill="none" draw:fill-color="#729fcf" draw:textarea-horizontal-align="justify" draw:textarea-vertical-align="middle" draw:auto-grow-height="false" fo:min-height="0.97cm" fo:min-width="1.782cm"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dash" draw:stroke-dash="Fine_20_Dashe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none" draw:stroke-dash="Dashed_20__28_var_29__20_3" svg:stroke-width="0cm" svg:stroke-color="#000000" draw:marker-start="Arrow" draw:marker-start-width="0.199cm" draw:marker-start-center="false" draw:marker-end="" draw:marker-end-width="0.199cm" draw:marker-end-center="false" draw:fill="none" draw:fill-color="#ffffff" draw:textarea-horizontal-align="justify" fo:min-height="1.921cm" fo:padding-top="0.125cm" fo:padding-bottom="0.125cm" fo:padding-left="0.25cm" fo:padding-right="0.25cm" draw:shadow="hidden" draw:shadow-offset-x="0.199cm" draw:shadow-offset-y="0.199cm" draw:shadow-color="#808080" style:run-through="foreground"/>
      <style:paragraph-properties style:writing-mode="lr-tb"/>
    </style:style>
    <style:style style:name="gr18" style:family="graphic">
      <style:graphic-properties draw:stroke="none" draw:stroke-dash="Dashed_20__28_var_29__20_3" svg:stroke-width="0cm" svg:stroke-color="#000000" draw:marker-start="Arrow" draw:marker-start-width="0.199cm" draw:marker-start-center="false" draw:marker-end="" draw:marker-end-width="0.199cm" draw:marker-end-center="false" draw:fill="none" draw:fill-color="#ffffff" draw:textarea-horizontal-align="justify" fo:min-height="0.482cm" fo:padding-top="0.125cm" fo:padding-bottom="0.125cm" fo:padding-left="0.25cm" fo:padding-right="0.25cm" draw:shadow="hidden" draw:shadow-offset-x="0.199cm" draw:shadow-offset-y="0.199cm" draw:shadow-color="#808080" style:run-through="foreground"/>
      <style:paragraph-properties style:writing-mode="lr-tb"/>
    </style:style>
    <style:style style:name="gr19" style:family="graphic">
      <style:graphic-properties draw:stroke="solid" svg:stroke-color="#000000" draw:marker-start="Extrémités_20_de_20_flèche_20_1" draw:marker-end="" draw:fill="none" draw:fill-color="#ffffff" fo:min-height="8.805cm" style:run-through="foreground" style:wrap="left" style:number-wrapped-paragraphs="no-limit" style:wrap-contour="true" style:wrap-contour-mode="full" style:vertical-pos="from-top" style:vertical-rel="paragraph" style:horizontal-pos="from-left" style:horizontal-rel="paragraph" draw:wrap-influence-on-position="once-concurrent" style:flow-with-text="false"/>
      <style:paragraph-properties style:writing-mode="lr-tb"/>
    </style:style>
    <style:style style:name="gr20" style:family="graphic">
      <style:graphic-properties draw:stroke="solid" draw:stroke-dash="Dashed_20__28_var_29__20_3"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0.813cm" fo:min-width="0.99cm"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solid" draw:stroke-dash="Dashed_20__28_var_29__20_3"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0.813cm" fo:min-width="0.988cm"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solid" draw:stroke-dash="Dashed_20__28_var_29__20_3"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1.452cm" fo:min-width="0cm"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solid" draw:stroke-dash="Dashed_20__28_var_29__20_3"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paragraph-properties style:writing-mode="lr-tb"/>
    </style:style>
    <style:style style:name="gr24" style:family="graphic">
      <style:graphic-properties draw:stroke="none" draw:stroke-dash="Dashed_20__28_var_29__20_3" svg:stroke-width="0cm" svg:stroke-color="#000000" draw:marker-start="Arrow" draw:marker-start-width="0.199cm" draw:marker-start-center="false" draw:marker-end="" draw:marker-end-width="0.199cm" draw:marker-end-center="false" draw:fill="none" draw:fill-color="#ffffff" draw:textarea-horizontal-align="justify" fo:min-height="1.282cm" fo:padding-top="0.125cm" fo:padding-bottom="0.125cm" fo:padding-left="0.25cm" fo:padding-right="0.25cm" draw:shadow="hidden" draw:shadow-offset-x="0.199cm" draw:shadow-offset-y="0.199cm" draw:shadow-color="#808080" style:run-through="foreground"/>
      <style:paragraph-properties style:writing-mode="lr-tb"/>
    </style:style>
    <style:style style:name="gr25" style:family="graphic">
      <style:graphic-properties draw:stroke="none" draw:stroke-dash="Dashed_20__28_var_29__20_3" svg:stroke-width="0cm" svg:stroke-color="#000000" draw:marker-start="Arrow" draw:marker-start-width="0.199cm" draw:marker-start-center="false" draw:marker-end="" draw:marker-end-width="0.199cm" draw:marker-end-center="false" draw:fill="none" draw:fill-color="#ffffff" draw:textarea-horizontal-align="justify" fo:min-height="1.401cm" fo:padding-top="0.125cm" fo:padding-bottom="0.125cm" fo:padding-left="0.25cm" fo:padding-right="0.25cm" draw:shadow="hidden" draw:shadow-offset-x="0.199cm" draw:shadow-offset-y="0.199cm" draw:shadow-color="#808080" style:run-through="foreground"/>
      <style:paragraph-properties style:writing-mode="lr-tb"/>
    </style:style>
    <style:style style:name="gr26" style:family="graphic">
      <style:graphic-properties draw:stroke="none" draw:stroke-dash="Dashed_20__28_var_29__20_3" svg:stroke-width="0cm" svg:stroke-color="#000000" draw:marker-start="Arrow" draw:marker-start-width="0.199cm" draw:marker-start-center="false" draw:marker-end="" draw:marker-end-width="0.199cm" draw:marker-end-center="false" draw:fill="none" draw:fill-color="#ffffff" draw:textarea-horizontal-align="justify" fo:min-height="1.279cm" fo:padding-top="0.125cm" fo:padding-bottom="0.125cm" fo:padding-left="0.25cm" fo:padding-right="0.25cm" draw:shadow="hidden" draw:shadow-offset-x="0.199cm" draw:shadow-offset-y="0.199cm" draw:shadow-color="#808080" style:run-through="foreground"/>
      <style:paragraph-properties style:writing-mode="lr-tb"/>
    </style:style>
    <style:style style:name="gr27" style:family="graphic">
      <style:graphic-properties draw:stroke="none" draw:stroke-dash="Dashed_20__28_var_29__20_3" svg:stroke-width="0cm" svg:stroke-color="#000000" draw:marker-start="Arrow" draw:marker-start-width="0.199cm" draw:marker-start-center="false" draw:marker-end="" draw:marker-end-width="0.199cm" draw:marker-end-center="false" draw:fill="none" draw:fill-color="#ffffff" draw:textarea-horizontal-align="justify" fo:min-height="0.642cm" fo:padding-top="0.125cm" fo:padding-bottom="0.125cm" fo:padding-left="0.25cm" fo:padding-right="0.25cm" draw:shadow="hidden" draw:shadow-offset-x="0.199cm" draw:shadow-offset-y="0.199cm" draw:shadow-color="#808080" style:run-through="foreground"/>
      <style:paragraph-properties style:writing-mode="lr-tb"/>
    </style:style>
    <style:style style:name="gr28" style:family="graphic">
      <style:graphic-properties draw:stroke="solid" draw:stroke-dash="Dashed_20__28_var_29__20_3" svg:stroke-width="0cm" svg:stroke-color="#c9211e"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none" draw:stroke-dash="Dashed_20__28_var_29__20_3" svg:stroke-width="0cm" svg:stroke-color="#000000" draw:marker-start="Arrow" draw:marker-start-width="0.199cm" draw:marker-start-center="false" draw:marker-end="" draw:marker-end-width="0.199cm" draw:marker-end-center="false" draw:fill="none" draw:fill-color="#ffffff" draw:textarea-horizontal-align="justify" fo:min-height="1.131cm" fo:padding-top="0.125cm" fo:padding-bottom="0.125cm" fo:padding-left="0.25cm" fo:padding-right="0.25cm" draw:shadow="hidden" draw:shadow-offset-x="0.199cm" draw:shadow-offset-y="0.199cm" draw:shadow-color="#808080" style:run-through="foreground"/>
      <style:paragraph-properties style:writing-mode="lr-tb"/>
    </style:style>
    <style:style style:name="gr30" style:family="graphic">
      <style:graphic-properties draw:stroke="none" draw:stroke-dash="Dashed_20__28_var_29__20_3" svg:stroke-width="0cm" svg:stroke-color="#000000" draw:marker-start="Arrow" draw:marker-start-width="0.199cm" draw:marker-start-center="false" draw:marker-end="" draw:marker-end-width="0.199cm" draw:marker-end-center="false" draw:fill="none" draw:fill-color="#ffffff" draw:textarea-horizontal-align="justify" fo:min-height="4.302cm" fo:padding-top="0.125cm" fo:padding-bottom="0.125cm" fo:padding-left="0.25cm" fo:padding-right="0.25cm" draw:shadow="hidden" draw:shadow-offset-x="0.199cm" draw:shadow-offset-y="0.199cm" draw:shadow-color="#808080" style:run-through="foreground"/>
      <style:paragraph-properties style:writing-mode="lr-tb"/>
    </style:style>
    <style:style style:name="gr31" style:family="graphic">
      <style:graphic-properties draw:stroke="none" draw:stroke-dash="Dashed_20__28_var_29__20_3" svg:stroke-width="0cm" svg:stroke-color="#000000" draw:marker-start="Arrow" draw:marker-start-width="0.199cm" draw:marker-start-center="false" draw:marker-end="" draw:marker-end-width="0.199cm" draw:marker-end-center="false" draw:fill="none" draw:fill-color="#ffffff" draw:textarea-horizontal-align="justify" fo:min-height="2.39cm" fo:padding-top="0.125cm" fo:padding-bottom="0.125cm" fo:padding-left="0.25cm" fo:padding-right="0.25cm" draw:shadow="hidden" draw:shadow-offset-x="0.199cm" draw:shadow-offset-y="0.199cm" draw:shadow-color="#808080" style:run-through="foreground"/>
      <style:paragraph-properties style:writing-mode="lr-tb"/>
    </style:style>
    <style:style style:name="gr32" style:family="graphic">
      <style:graphic-properties draw:stroke="solid" draw:stroke-dash="Dashed_20__28_var_29__20_3" svg:stroke-width="0cm" svg:stroke-color="#000000" draw:marker-start="Arrow" draw:marker-start-width="0.199cm" draw:marker-start-center="false" draw:marker-end="" draw:marker-end-width="0.199cm" draw:marker-end-center="false" draw:fill="solid" draw:fill-color="#000000" draw:textarea-horizontal-align="justify" draw:textarea-vertical-align="middle" draw:auto-grow-height="false" fo:min-height="0.381cm" fo:min-width="0.131cm"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solid" draw:stroke-dash="Dashed_20__28_var_29__20_3" svg:stroke-width="0cm" svg:stroke-color="#000000" draw:marker-start="Arrow" draw:marker-start-width="0.199cm" draw:marker-start-center="false" draw:marker-end="" draw:marker-end-width="0.199cm" draw:marker-end-center="false" draw:fill="none" draw:fill-color="#729fcf" draw:textarea-horizontal-align="justify" draw:textarea-vertical-align="middle" draw:auto-grow-height="false" fo:min-height="1.655cm" fo:min-width="4.96cm" fo:padding-top="0.125cm" fo:padding-bottom="0.125cm" fo:padding-left="0.25cm" fo:padding-right="0.25cm" draw:shadow="hidden" draw:shadow-offset-x="0.199cm" draw:shadow-offset-y="0.199cm" draw:shadow-color="#808080" style:run-through="foreground"/>
      <style:paragraph-properties style:writing-mode="lr-tb"/>
    </style:style>
    <style:style style:name="gr34" style:family="graphic">
      <style:graphic-properties draw:stroke="solid" draw:stroke-dash="Dashed_20__28_var_29__20_3" svg:stroke-width="0cm" svg:stroke-color="#000000" draw:marker-start="Arrow" draw:marker-start-width="0.199cm" draw:marker-start-center="false" draw:marker-end="" draw:marker-end-width="0.199cm" draw:marker-end-center="false" draw:fill="none" draw:fill-color="#729fcf" draw:textarea-horizontal-align="justify" draw:textarea-vertical-align="middle" draw:auto-grow-height="false" fo:min-height="1.528cm" fo:min-width="4.96cm" fo:padding-top="0.125cm" fo:padding-bottom="0.125cm" fo:padding-left="0.25cm" fo:padding-right="0.25cm" draw:shadow="hidden" draw:shadow-offset-x="0.199cm" draw:shadow-offset-y="0.199cm" draw:shadow-color="#808080" style:run-through="foreground"/>
      <style:paragraph-properties style:writing-mode="lr-tb"/>
    </style:style>
    <style:style style:name="gr35" style:family="graphic">
      <style:graphic-properties draw:stroke="solid" draw:stroke-dash="Dashed_20__28_var_29__20_3" svg:stroke-width="0cm" svg:stroke-color="#000000" draw:marker-start="Arrow" draw:marker-start-width="0.199cm" draw:marker-start-center="false" draw:marker-end="" draw:marker-end-width="0.199cm" draw:marker-end-center="false" draw:fill="none" draw:fill-color="#729fcf" draw:textarea-horizontal-align="justify" draw:textarea-vertical-align="middle" draw:auto-grow-height="false" fo:min-height="0.893cm" fo:min-width="1.341cm" fo:padding-top="0.125cm" fo:padding-bottom="0.125cm" fo:padding-left="0.25cm" fo:padding-right="0.25cm" draw:shadow="hidden" draw:shadow-offset-x="0.199cm" draw:shadow-offset-y="0.199cm" draw:shadow-color="#808080" style:run-through="foreground"/>
      <style:paragraph-properties style:writing-mode="lr-tb"/>
    </style:style>
    <style:style style:name="gr36" style:family="graphic">
      <style:graphic-properties draw:stroke="solid" draw:stroke-dash="Dashed_20__28_var_29__20_3" svg:stroke-width="0cm" svg:stroke-color="#000000" draw:marker-start="Arrow" draw:marker-start-width="0.199cm" draw:marker-start-center="false" draw:marker-end="" draw:marker-end-width="0.199cm" draw:marker-end-center="false" draw:fill="none" draw:fill-color="#729fcf" draw:textarea-horizontal-align="justify" draw:textarea-vertical-align="middle" draw:auto-grow-height="false" fo:min-height="0.381cm" fo:min-width="0.131cm"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solid" draw:stroke-dash="Dashed_20__28_var_29__20_3" svg:stroke-width="0cm" svg:stroke-color="#000000" draw:marker-start="Arrow" draw:marker-start-width="0.199cm" draw:marker-start-center="false" draw:marker-end="" draw:marker-end-width="0.199cm" draw:marker-end-center="false" draw:fill="none" draw:fill-color="#729fcf" draw:textarea-horizontal-align="justify" draw:textarea-vertical-align="middle" draw:auto-grow-height="false" fo:min-height="0.893cm" fo:min-width="1.468cm" fo:padding-top="0.125cm" fo:padding-bottom="0.125cm" fo:padding-left="0.25cm" fo:padding-right="0.25cm" draw:shadow="hidden" draw:shadow-offset-x="0.199cm" draw:shadow-offset-y="0.199cm" draw:shadow-color="#808080" style:run-through="foreground"/>
      <style:paragraph-properties style:writing-mode="lr-tb"/>
    </style:style>
    <style:style style:name="gr38" style:family="graphic">
      <style:graphic-properties draw:stroke="solid" draw:stroke-dash="Dashed_20__28_var_29__20_3" svg:stroke-width="0cm" svg:stroke-color="#000000" draw:marker-start="Arrow" draw:marker-start-width="0.199cm" draw:marker-start-center="false" draw:marker-end="" draw:marker-end-width="0.199cm" draw:marker-end-center="false" draw:fill="none" draw:fill-color="#ffffff" draw:textarea-horizontal-align="justify" fo:min-height="0.953cm" fo:padding-top="0.125cm" fo:padding-bottom="0.125cm" fo:padding-left="0.25cm" fo:padding-right="0.25cm" draw:shadow="hidden" draw:shadow-offset-x="0.199cm" draw:shadow-offset-y="0.199cm" draw:shadow-color="#808080" style:run-through="foreground"/>
      <style:paragraph-properties style:writing-mode="lr-tb"/>
    </style:style>
    <style:style style:name="gr39" style:family="graphic">
      <style:graphic-properties draw:stroke="solid" draw:stroke-dash="Dashed_20__28_var_29__20_3" svg:stroke-width="0cm" svg:stroke-color="#000000" draw:marker-start="Arrow" draw:marker-start-width="0.199cm" draw:marker-start-center="false" draw:marker-end="" draw:marker-end-width="0.199cm" draw:marker-end-center="false" draw:fill="solid" draw:fill-color="#000000" draw:textarea-horizontal-align="justify" draw:textarea-vertical-align="middle" draw:auto-grow-height="false" fo:min-height="0.201cm" fo:min-width="0cm"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solid" draw:stroke-dash="Dashed_20__28_var_29__20_3" svg:stroke-width="0cm" svg:stroke-color="#000000" draw:marker-start="Arrow" draw:marker-start-width="0.199cm" draw:marker-start-center="false" draw:marker-end="" draw:marker-end-width="0.199cm" draw:marker-end-center="false" draw:fill="solid" draw:fill-color="#000000" draw:textarea-horizontal-align="justify" draw:textarea-vertical-align="middle" draw:auto-grow-height="false" fo:min-height="0.289cm" fo:min-width="0.039cm" fo:padding-top="0.125cm" fo:padding-bottom="0.125cm" fo:padding-left="0.25cm" fo:padding-right="0.25cm" draw:shadow="hidden" draw:shadow-offset-x="0.199cm" draw:shadow-offset-y="0.199cm" draw:shadow-color="#808080" style:run-through="foreground"/>
    </style:style>
    <style:style style:name="gr41" style:family="graphic">
      <style:graphic-properties draw:stroke="solid" draw:stroke-dash="Dashed_20__28_var_29__20_3" svg:stroke-width="0cm" svg:stroke-color="#000000" draw:marker-start="Arrow" draw:marker-start-width="0.199cm" draw:marker-start-center="false" draw:marker-end="" draw:marker-end-width="0.199cm" draw:marker-end-center="false" draw:fill="solid" draw:fill-color="#ffffff" draw:textarea-horizontal-align="justify" draw:textarea-vertical-align="middle" draw:auto-grow-height="false" fo:min-height="0.289cm" fo:min-width="0.039cm" fo:padding-top="0.125cm" fo:padding-bottom="0.125cm" fo:padding-left="0.25cm" fo:padding-right="0.25cm" draw:shadow="hidden" draw:shadow-offset-x="0.199cm" draw:shadow-offset-y="0.199cm" draw:shadow-color="#808080" style:run-through="foreground"/>
    </style:style>
    <style:style style:name="gr42" style:family="graphic">
      <style:graphic-properties draw:stroke="solid" draw:stroke-dash="Dashed_20__28_var_29__20_3" svg:stroke-width="0cm" svg:stroke-color="#000000" draw:marker-start="Arrow" draw:marker-start-width="0.199cm" draw:marker-start-center="false" draw:marker-end="" draw:marker-end-width="0.199cm" draw:marker-end-center="false" draw:fill="solid" draw:fill-color="#ffffff" draw:textarea-horizontal-align="justify" draw:textarea-vertical-align="middle" draw:auto-grow-height="false" fo:min-height="1.909cm" fo:min-width="3.563cm" fo:padding-top="0.125cm" fo:padding-bottom="0.125cm" fo:padding-left="0.25cm" fo:padding-right="0.25cm" draw:shadow="hidden" draw:shadow-offset-x="0.199cm" draw:shadow-offset-y="0.199cm" draw:shadow-color="#808080" style:run-through="foreground"/>
      <style:paragraph-properties style:writing-mode="lr-tb"/>
    </style:style>
    <style:style style:name="gr43" style:family="graphic">
      <style:graphic-properties draw:stroke="solid" draw:stroke-dash="Dashed_20__28_var_29__20_3" svg:stroke-width="0cm" svg:stroke-color="#000000" draw:marker-start="Arrow" draw:marker-start-width="0.199cm" draw:marker-start-center="false" draw:marker-end="" draw:marker-end-width="0.199cm" draw:marker-end-center="false" draw:fill="solid" draw:fill-color="#ffffff" draw:textarea-horizontal-align="justify" draw:textarea-vertical-align="middle" draw:auto-grow-height="false" fo:min-height="0.639cm" fo:min-width="0.896cm" fo:padding-top="0.125cm" fo:padding-bottom="0.125cm" fo:padding-left="0.25cm" fo:padding-right="0.25cm" draw:shadow="hidden" draw:shadow-offset-x="0.199cm" draw:shadow-offset-y="0.199cm" draw:shadow-color="#808080" style:run-through="foreground"/>
      <style:paragraph-properties style:writing-mode="lr-tb"/>
    </style:style>
    <style:style style:name="gr44" style:family="graphic">
      <style:graphic-properties draw:stroke="solid" draw:stroke-dash="Dashed_20__28_var_29__20_3" svg:stroke-width="0cm" svg:stroke-color="#000000" draw:marker-start="Arrow" draw:marker-start-width="0.199cm" draw:marker-start-center="false" draw:marker-end="" draw:marker-end-width="0.199cm" draw:marker-end-center="false" draw:fill="solid" draw:fill-color="#ffffff" draw:textarea-horizontal-align="justify" draw:textarea-vertical-align="middle" draw:auto-grow-height="false" fo:min-height="0.639cm" fo:min-width="1.023cm" fo:padding-top="0.125cm" fo:padding-bottom="0.125cm" fo:padding-left="0.25cm" fo:padding-right="0.25cm" draw:shadow="hidden" draw:shadow-offset-x="0.199cm" draw:shadow-offset-y="0.199cm" draw:shadow-color="#808080" style:run-through="foreground"/>
      <style:paragraph-properties style:writing-mode="lr-tb"/>
    </style:style>
    <style:style style:name="gr45" style:family="graphic">
      <style:graphic-properties draw:stroke="solid" draw:stroke-dash="Dashed_20__28_var_29__20_3" svg:stroke-width="0cm" svg:stroke-color="#000000" draw:marker-start="" draw:marker-start-width="0.199cm" draw:marker-start-center="false" draw:marker-end="Arrow" draw:marker-end-width="0.199cm" draw:marker-end-center="false" draw:fill="solid" draw:fill-color="#fffff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6" style:family="graphic">
      <style:graphic-properties draw:stroke="solid" draw:stroke-dash="Dashed_20__28_var_29__20_3" svg:stroke-width="0cm" svg:stroke-color="#000000" draw:marker-start="Arrow" draw:marker-start-width="0.199cm" draw:marker-start-center="false" draw:marker-end="" draw:marker-end-width="0.199cm" draw:marker-end-center="false" draw:fill="solid" draw:fill-color="#fffff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7" style:family="graphic">
      <style:graphic-properties draw:stroke="none" draw:stroke-dash="Dashed_20__28_var_29__20_3" svg:stroke-width="0cm" svg:stroke-color="#000000" draw:marker-start="Arrow" draw:marker-start-width="0.199cm" draw:marker-start-center="false" draw:marker-end="" draw:marker-end-width="0.199cm" draw:marker-end-center="false" draw:fill="none" draw:fill-color="#ffffff" draw:textarea-horizontal-align="justify" fo:min-height="1.422cm" fo:padding-top="0.125cm" fo:padding-bottom="0.125cm" fo:padding-left="0.25cm" fo:padding-right="0.25cm" draw:shadow="hidden" draw:shadow-offset-x="0.199cm" draw:shadow-offset-y="0.199cm" draw:shadow-color="#808080" style:run-through="foreground"/>
      <style:paragraph-properties style:writing-mode="lr-tb"/>
    </style:style>
    <style:style style:name="gr48" style:family="graphic">
      <style:graphic-properties draw:stroke="none" draw:stroke-dash="Dashed_20__28_var_29__20_3" svg:stroke-width="0cm" svg:stroke-color="#000000" draw:marker-start="Arrow" draw:marker-start-width="0.199cm" draw:marker-start-center="false" draw:marker-end="" draw:marker-end-width="0.199cm" draw:marker-end-center="false" draw:fill="none" draw:fill-color="#ffffff" draw:textarea-horizontal-align="justify" fo:min-height="0.967cm" fo:padding-top="0.125cm" fo:padding-bottom="0.125cm" fo:padding-left="0.25cm" fo:padding-right="0.25cm" draw:shadow="hidden" draw:shadow-offset-x="0.199cm" draw:shadow-offset-y="0.199cm" draw:shadow-color="#808080" style:run-through="foreground"/>
      <style:paragraph-properties style:writing-mode="lr-tb"/>
    </style:style>
    <style:style style:name="gr49" style:family="graphic">
      <style:graphic-properties draw:stroke="solid" draw:stroke-dash="Dashed_20__28_var_29__20_3" svg:stroke-width="0cm" svg:stroke-color="#000000" draw:marker-start="Arrow" draw:marker-start-width="0.199cm" draw:marker-start-center="false" draw:marker-end="" draw:marker-end-width="0.199cm" draw:marker-end-center="false" draw:fill="solid" draw:fill-color="#000000" draw:textarea-horizontal-align="justify" draw:textarea-vertical-align="middle" draw:auto-grow-height="false" fo:min-height="0.109cm" fo:min-width="0cm" fo:padding-top="0.125cm" fo:padding-bottom="0.125cm" fo:padding-left="0.25cm" fo:padding-right="0.25cm" draw:shadow="hidden" draw:shadow-offset-x="0.199cm" draw:shadow-offset-y="0.199cm" draw:shadow-color="#808080" style:run-through="foreground"/>
    </style:style>
    <style:style style:name="gr50" style:family="graphic">
      <style:graphic-properties draw:stroke="solid" draw:stroke-dash="Dashed_20__28_var_29__20_3" svg:stroke-width="0cm" svg:stroke-color="#000000" draw:marker-start="Arrow" draw:marker-start-width="0.199cm" draw:marker-start-center="false" draw:marker-end="" draw:marker-end-width="0.199cm" draw:marker-end-center="false" draw:fill="solid" draw:fill-color="#000000"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1" style:family="graphic">
      <style:graphic-properties draw:stroke="solid" draw:stroke-dash="Dashed_20__28_var_29__20_3" svg:stroke-width="0cm" svg:stroke-color="#000000" draw:marker-start="Arrow" draw:marker-start-width="0.199cm" draw:marker-start-center="false" draw:marker-end="" draw:marker-end-width="0.199cm" draw:marker-end-center="false" draw:fill="solid" draw:fill-color="#ffffff" draw:textarea-horizontal-align="justify" draw:textarea-vertical-align="middle" draw:auto-grow-height="false" fo:min-height="1.436cm" fo:min-width="2.674cm" fo:padding-top="0.125cm" fo:padding-bottom="0.125cm" fo:padding-left="0.25cm" fo:padding-right="0.25cm" draw:shadow="hidden" draw:shadow-offset-x="0.199cm" draw:shadow-offset-y="0.199cm" draw:shadow-color="#808080" style:run-through="foreground"/>
      <style:paragraph-properties style:writing-mode="lr-tb"/>
    </style:style>
    <style:style style:name="gr52" style:family="graphic">
      <style:graphic-properties draw:stroke="solid" draw:stroke-dash="Dashed_20__28_var_29__20_3" svg:stroke-width="0cm" svg:stroke-color="#000000" draw:marker-start="" draw:marker-start-width="0.199cm" draw:marker-start-center="false" draw:marker-end="Arrow" draw:marker-end-width="0.2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3" style:family="graphic">
      <style:graphic-properties draw:stroke="solid" draw:stroke-dash="Dashed_20__28_var_29__20_3" svg:stroke-width="0cm" svg:stroke-color="#000000" draw:marker-start="Arrow" draw:marker-start-width="0.199cm" draw:marker-start-center="false" draw:marker-end="" draw:marker-end-width="0.199cm" draw:marker-end-center="false" draw:fill="solid" draw:fill-color="#ffffff" draw:textarea-horizontal-align="justify" draw:textarea-vertical-align="middle" draw:auto-grow-height="false" fo:min-height="2.163cm" fo:min-width="3.928cm" fo:padding-top="0.125cm" fo:padding-bottom="0.125cm" fo:padding-left="0.25cm" fo:padding-right="0.25cm" draw:shadow="hidden" draw:shadow-offset-x="0.199cm" draw:shadow-offset-y="0.199cm" draw:shadow-color="#808080" style:run-through="foreground"/>
      <style:paragraph-properties style:writing-mode="lr-tb"/>
    </style:style>
    <style:style style:name="gr54" style:family="graphic">
      <style:graphic-properties draw:stroke="solid" draw:stroke-dash="Dashed_20__28_var_29__20_3" svg:stroke-width="0cm" svg:stroke-color="#000000"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5" style:family="graphic">
      <style:graphic-properties draw:stroke="none" svg:stroke-color="#000000" draw:marker-start="Extrémités_20_de_20_flèche_20_1" draw:marker-end="" draw:fill="none" draw:fill-color="#ffffff" fo:min-height="2.88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56" style:family="graphic">
      <style:graphic-properties style:run-through="foreground" style:vertical-pos="from-top" style:vertical-rel="paragraph" style:horizontal-pos="from-left" style:horizontal-rel="paragraph" draw:wrap-influence-on-position="once-concurrent" style:flow-with-text="false"/>
    </style:style>
    <style:style style:name="gr57" style:family="graphic">
      <style:graphic-properties style:run-through="foreground"/>
    </style:style>
    <style:style style:name="gr58" style:family="graphic">
      <style:graphic-properties svg:stroke-color="#000000" draw:fill-color="#ffffff" draw:textarea-horizontal-align="justify" draw:textarea-vertical-align="middle" draw:auto-grow-height="false" fo:min-height="0.993cm" fo:min-width="1.873cm" style:run-through="foreground"/>
      <style:paragraph-properties style:writing-mode="lr-tb"/>
    </style:style>
    <style:style style:name="gr59" style:family="graphic">
      <style:graphic-properties svg:stroke-color="#000000" draw:fill-color="#ffffff" draw:textarea-horizontal-align="justify" draw:textarea-vertical-align="middle" draw:auto-grow-height="false" fo:min-height="0.993cm" fo:min-width="2.002cm" style:run-through="foreground"/>
      <style:paragraph-properties style:writing-mode="lr-tb"/>
    </style:style>
    <style:style style:name="gr60" style:family="graphic">
      <style:graphic-properties svg:stroke-color="#000000" draw:marker-end="Extrémités_20_de_20_flèche_20_1" draw:fill-color="#000000" draw:textarea-horizontal-align="center" draw:textarea-vertical-align="middle" style:run-through="foreground"/>
    </style:style>
    <style:style style:name="gr61" style:family="graphic">
      <style:graphic-properties svg:stroke-color="#000000" draw:marker-start="Extrémités_20_de_20_flèche_20_1" draw:marker-end="Extrémités_20_de_20_flèche_20_1" draw:fill-color="#ffffff" draw:textarea-horizontal-align="justify" draw:textarea-vertical-align="middle" draw:auto-grow-height="false" fo:min-height="1.087cm" fo:min-width="2.115cm" style:run-through="foreground"/>
      <style:paragraph-properties style:writing-mode="lr-tb"/>
    </style:style>
    <style:style style:name="gr62" style:family="graphic">
      <style:graphic-properties svg:stroke-color="#000000" draw:marker-start="Extrémités_20_de_20_flèche_20_1" draw:marker-end="" draw:fill-color="#000000" draw:textarea-horizontal-align="center" draw:textarea-vertical-align="middl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3">Structures Intermédiaires</text:p>
      <text:p text:style-name="P3">TP02</text:p>
      <text:p text:style-name="P19"/>
      <text:p text:style-name="P19">Ex<text:span text:style-name="T20">ercice</text:span> 1.)</text:p>
      <text:p text:style-name="P4"><draw:frame text:anchor-type="paragraph" draw:z-index="6" draw:name="Forme6" draw:style-name="gr19" draw:text-style-name="P39" svg:width="9.766cm" svg:height="8.806cm" svg:x="9.509cm" svg:y="0.427cm"><draw:text-box><text:p text:style-name="P37"><text:span text:style-name="T24">categorie,cockpit:</text:span></text:p><text:p><text:span text:style-name="T24"/></text:p><text:p><text:span text:style-name="T24"><text:tab/></text:span><text:span text:style-name="T24">sous-categorie,pilote</text:span></text:p><text:p><text:span text:style-name="T24"><text:tab/></text:span><text:span text:style-name="T24"><text:tab/></text:span><text:span text:style-name="T25">tache,manette_A</text:span></text:p><text:p><text:span text:style-name="T25"><text:tab/></text:span><text:span text:style-name="T25"><text:tab/></text:span><text:span text:style-name="T25">tache,manette_B</text:span></text:p><text:p><text:span text:style-name="T24"/></text:p><text:p><text:span text:style-name="T24"><text:tab/></text:span><text:span text:style-name="T24">sous-categorie,co-pilote</text:span></text:p><text:p><text:span text:style-name="T24"><text:tab/></text:span><text:span text:style-name="T24"><text:tab/></text:span><text:span text:style-name="T25">tache,bouton_c</text:span></text:p><text:p><text:span text:style-name="T25"><text:tab/></text:span><text:span text:style-name="T25"><text:tab/></text:span><text:span text:style-name="T25">tache,bouton_d</text:span></text:p><text:p><text:span text:style-name="T24"/></text:p><text:p><text:span text:style-name="T24">categorie,fuselage:</text:span></text:p><text:p><text:span text:style-name="T24"><text:tab/></text:span><text:span text:style-name="T24">sous-categorie,aile_droite</text:span></text:p><text:p><text:span text:style-name="T24"><text:tab/></text:span><text:span text:style-name="T24"><text:tab/></text:span><text:span text:style-name="T25">tache,reacteur_A</text:span></text:p><text:p><text:span text:style-name="T25"><text:tab/></text:span><text:span text:style-name="T25"><text:tab/></text:span><text:span text:style-name="T25">tache,reacteur_B</text:span></text:p><text:p><text:span text:style-name="T25"/></text:p><text:p><text:span text:style-name="T25"><text:tab/></text:span><text:span text:style-name="T24">sous-categorie,aile_gauche</text:span></text:p><text:p><text:span text:style-name="T24"><text:tab/></text:span><text:span text:style-name="T24"><text:tab/></text:span><text:span text:style-name="T25">tache,reacteur_C</text:span></text:p><text:p text:style-name="P38"><text:span text:style-name="T25"><text:tab/></text:span><text:span text:style-name="T25"><text:tab/></text:span><text:span text:style-name="T25">tache,reacteur_D</text:span></text:p></draw:text-box></draw:frame></text:p>
      <text:p text:style-name="P7">Ex 1.<text:span text:style-name="T16">1.</text:span>)</text:p>
      <text:p text:style-name="P7"/>
      <text:p text:style-name="P24"><text:span text:style-name="T4"><text:tab/>La check-list </text:span><text:span text:style-name="T10">figure ci-contre. </text:span><text:span text:style-name="T4">Les tâches sont des booleens, c’est soit ok soit pas ok, on mettra 0 pour pas ok, et 1 pour ok. Le reste de la structure est une structure <text:s/></text:span><text:span text:style-name="T11">qu’on empilera</text:span><text:span text:style-name="T4">. On aura une composition qui ressemblera au graphe suivant :</text:span></text:p>
      <text:p text:style-name="P10"><draw:g text:anchor-type="paragraph" draw:z-index="0" draw:style-name="gr56"><draw:g draw:style-name="gr57"><draw:custom-shape draw:name="Forme1" draw:style-name="gr58" draw:text-style-name="P60" svg:width="2.647cm" svg:height="1.403cm" svg:x="-0.677cm" svg:y="1.134cm"><text:p text:style-name="P59"><text:span text:style-name="T37">nom</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1" draw:style-name="gr59" draw:text-style-name="P60" svg:width="2.832cm" svg:height="1.403cm" svg:x="1.838cm" svg:y="3.383cm"><text:p text:style-name="P59"><text:span text:style-name="T37">tache_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1" draw:style-name="gr58" draw:text-style-name="P60" svg:width="2.647cm" svg:height="1.403cm" svg:x="3.398cm" svg:y="1.346cm"><text:p text:style-name="P61"><text:span text:style-name="T38">catégorie</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Forme2" draw:style-name="gr60" draw:text-style-name="P62" svg:x1="1.969cm" svg:y1="1.875cm" svg:x2="3.398cm" svg:y2="1.875cm"><text:p/></draw:line><draw:line draw:name="Forme2" draw:style-name="gr60" draw:text-style-name="P62" svg:x1="3.794cm" svg:y1="3.383cm" svg:x2="4.376cm" svg:y2="2.748cm"><text:p/></draw:line></draw:g><draw:custom-shape draw:name="Forme3" draw:style-name="gr61" draw:text-style-name="P60" svg:width="2.991cm" svg:height="1.535cm" svg:x="6.043cm" svg:y="2.748cm"><text:p text:style-name="P59"><text:span text:style-name="T37">tache_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Forme4" draw:style-name="gr62" draw:text-style-name="P62" svg:x1="5.834cm" svg:y1="2.404cm" svg:x2="6.046cm" svg:y2="3.36cm"><text:p/></draw:line></draw:g></text:p>
      <text:p text:style-name="P10"/>
      <text:p text:style-name="P10"/>
      <text:p text:style-name="P10"/>
      <text:p text:style-name="P10"/>
      <text:p text:style-name="P10"><draw:frame text:anchor-type="paragraph" draw:z-index="2" draw:name="Forme5" draw:style-name="gr55" draw:text-style-name="P58" svg:width="3.996cm" svg:height="2.881cm" svg:x="-1.586cm" svg:y="0.453cm"><draw:text-box><text:p><text:span text:style-name="T36">N.B:</text:span></text:p><text:p><text:span text:style-name="T37">Les flèches signifient “objet pointé contient”.</text:span></text:p></draw:text-box></draw:frame></text:p>
      <text:p text:style-name="P23"><text:span text:style-name="T6"><text:tab/></text:span><text:span text:style-name="T11">En effet, p</text:span><text:span text:style-name="T7">our réaliser ceci, on n’a en réalité pas besoin de deux types ! On peux juste en créer un, qui contient statu A et statu B ainsi qu’un nom, pour différencier le pilote du copilote de l’aile droite et gauche.</text:span></text:p>
      <text:p text:style-name="P11"/>
      <text:p text:style-name="P22"><text:span text:style-name="T4"><text:tab/></text:span><text:span text:style-name="T9">Et on stockera cette structure dans une pile</text:span><text:span text:style-name="T8">. </text:span><text:span text:style-name="T5">Grossièrement, on vas empiler tous les </text:span><text:span text:style-name="T10">statuts</text:span><text:span text:style-name="T5"> dans une pile, puis les dépiler en vérifiant que ce soi</text:span><text:span text:style-name="T10">t</text:span><text:span text:style-name="T5"> b</text:span><text:span text:style-name="T10">on</text:span><text:span text:style-name="T5"> à chaque fois, en cas de coquille, on recommence l’</text:span><text:span text:style-name="T10">évaluation</text:span><text:span text:style-name="T5"> </text:span><text:span text:style-name="T14">de la catégorie en cours.</text:span><text:span text:style-name="T5"> Donc si le poste pilote est ok mais qu’il y a une coquille chez le co-pilote, on recommence chez le co-pilote. </text:span><text:span text:style-name="T6">On vas faire en sorte que l’opérateur puisse entrer les </text:span><text:span text:style-name="T10">statuts</text:span><text:span text:style-name="T6"> dans la console, indiquant si une tâche est validée ou pas, puis le permettre de vérifier si tout est validé.</text:span></text:p>
      <text:p text:style-name="P12"/>
      <text:p text:style-name="P12"/>
      <text:p text:style-name="P12"/>
      <text:p text:style-name="P21"><draw:frame draw:style-name="fr1" draw:name="Objet1" text:anchor-type="paragraph" svg:x="13.413cm" svg:y="0.093cm" svg:width="3.822cm" svg:height="7.978cm" draw:z-index="1"><draw:object xlink:href="./Object 1" xlink:type="simple" xlink:show="embed" xlink:actuate="onLoad"/><draw:image xlink:href="./ObjectReplacements/Object 1" xlink:type="simple" xlink:show="embed" xlink:actuate="onLoad"/></draw:frame><text:soft-page-break/><text:span text:style-name="T2">E</text:span><text:span text:style-name="T1">x </text:span><text:span text:style-name="T3">1.</text:span><text:span text:style-name="T1">2.)</text:span></text:p>
      <text:p text:style-name="P13"/>
      <text:p text:style-name="P14"><text:tab/>On le représente par le tableau ci-contre. Ou le tableau symbolise une pile, en dépilant, on commence donc par vérifier que les systèmes sont bons c’est à dire, les ailes, puis on vérifie que le quo-pilote et pilote sont bons. On pourrait inverser l’ordre mais cela ne changerait pas grand-chose, mais je trouve cela plus logique de d’abord s’assurer qu’il n’y ait pas de problèmes techniques.</text:p>
      <text:p text:style-name="P14"/>
      <text:p text:style-name="P14"><draw:g text:anchor-type="paragraph" draw:z-index="3" draw:name="Forme7" draw:style-name="gr1"><draw:custom-shape draw:style-name="gr40" draw:text-style-name="P46" xml:id="id48" draw:id="id48" svg:width="0.763cm" svg:height="0.763cm" svg:x="9.336cm" svg:y="0.74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1" draw:text-style-name="P53" svg:width="0.763cm" svg:height="0.763cm" svg:x="17.972cm" svg:y="6.20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2" draw:text-style-name="P54" xml:id="id46" draw:id="id46" svg:width="4.065cm" svg:height="2.16cm" svg:x="7.685cm" svg:y="2.522cm"><text:p text:style-name="P49"><text:span text:style-name="T32">Tester</text:span></text:p><text:p text:style-name="P49"><text:span text:style-name="T32">Si la pile est</text:span></text:p><text:p text:style-name="P49"><text:span text:style-name="T32">vide</text:span></text:p><draw:enhanced-geometry svg:viewBox="0 0 21600 21600" draw:type="rectangle" draw:enhanced-path="M 0 0 L 21600 0 21600 21600 0 21600 0 0 Z N"/></draw:custom-shape><draw:custom-shape draw:style-name="gr43" draw:text-style-name="P54" xml:id="id45" draw:id="id45" svg:width="2.795cm" svg:height="1.779cm" svg:x="8.32cm" svg:y="5.57cm"><text:p text:style-name="P49"><text:span text:style-name="T32">Pile vide?</text:span></text:p><draw:enhanced-geometry svg:viewBox="0 0 21600 21600" draw:glue-points="10800 0 0 10800 10800 21600 21600 10800" draw:text-areas="5400 5400 16200 16200" draw:type="diamond" draw:enhanced-path="M 10800 0 L 21600 10800 10800 21600 0 10800 10800 0 Z N"/></draw:custom-shape><draw:custom-shape draw:style-name="gr42" draw:text-style-name="P54" xml:id="id47" draw:id="id47" svg:width="4.065cm" svg:height="2.16cm" svg:x="3.621cm" svg:y="9.253cm"><text:p text:style-name="P49"><text:span text:style-name="T32">Tester</text:span></text:p><text:p text:style-name="P49"><text:span text:style-name="T32">Sous catégorie</text:span></text:p><text:p text:style-name="P49"><text:span text:style-name="T32">Au sommet</text:span></text:p><draw:enhanced-geometry svg:viewBox="0 0 21600 21600" draw:type="rectangle" draw:enhanced-path="M 0 0 L 21600 0 21600 21600 0 21600 0 0 Z N"/></draw:custom-shape><draw:custom-shape draw:style-name="gr44" draw:text-style-name="P54" xml:id="id43" draw:id="id43" svg:width="3.049cm" svg:height="1.779cm" svg:x="4.129cm" svg:y="14.206cm"><text:p text:style-name="P49"><text:span text:style-name="T32">A et B ok?</text:span></text:p><draw:enhanced-geometry svg:viewBox="0 0 21600 21600" draw:glue-points="10800 0 0 10800 10800 21600 21600 10800" draw:text-areas="5400 5400 16200 16200" draw:type="diamond" draw:enhanced-path="M 10800 0 L 21600 10800 10800 21600 0 10800 10800 0 Z N"/></draw:custom-shape><draw:connector draw:style-name="gr45" draw:text-style-name="P54" svg:x1="4.129cm" svg:y1="15.095cm" svg:x2="2.168cm" svg:y2="5.062cm" draw:start-shape="id43" draw:start-glue-point="5" draw:end-shape="id44" draw:end-glue-point="2" svg:d="M4129 15095h-1961v-10033" svg:viewBox="0 0 1963 10035"><text:p/></draw:connector><draw:connector draw:style-name="gr46" draw:text-style-name="P53" svg:x1="9.717cm" svg:y1="5.57cm" svg:x2="9.717cm" svg:y2="4.681cm" draw:start-shape="id45" draw:start-glue-point="4" draw:end-shape="id46" draw:end-glue-point="2" svg:d="M9717 5570v-889" svg:viewBox="0 0 2 891"><text:p/></draw:connector><draw:connector draw:style-name="gr46" draw:text-style-name="P53" svg:x1="5.653cm" svg:y1="14.206cm" svg:x2="5.653cm" svg:y2="11.412cm" draw:start-shape="id43" draw:start-glue-point="4" draw:end-shape="id47" draw:end-glue-point="2" svg:d="M5653 14206v-2794" svg:viewBox="0 0 2 2796"><text:p/></draw:connector><draw:connector draw:style-name="gr45" draw:text-style-name="P53" svg:x1="9.717cm" svg:y1="1.506cm" svg:x2="9.717cm" svg:y2="2.522cm" draw:start-shape="id48" draw:start-glue-point="8" draw:end-shape="id46" svg:d="M9717 1506v1016" svg:viewBox="0 0 2 1018"><text:p/></draw:connector><draw:frame draw:style-name="gr47" draw:text-style-name="P55" svg:width="1.779cm" svg:height="1.673cm" svg:x="2.224cm" svg:y="14.333cm"><draw:text-box><text:p text:style-name="P32"><text:span text:style-name="T35">[non]</text:span></text:p></draw:text-box></draw:frame><draw:frame draw:style-name="gr48" draw:text-style-name="P55" svg:width="1.803cm" svg:height="1.218cm" svg:x="7.787cm" svg:y="14.418cm"><draw:text-box><text:p text:style-name="P32"><text:span text:style-name="T35">[oui]</text:span></text:p></draw:text-box></draw:frame><draw:custom-shape draw:style-name="gr42" draw:text-style-name="P54" xml:id="id49" draw:id="id49" svg:width="4.065cm" svg:height="2.16cm" svg:x="10.733cm" svg:y="10.904cm"><text:p text:style-name="P49"><text:span text:style-name="T32">dépiler</text:span></text:p><text:p text:style-name="P49"><text:span text:style-name="T32">Sous catégorie</text:span></text:p><draw:enhanced-geometry svg:viewBox="0 0 21600 21600" draw:type="rectangle" draw:enhanced-path="M 0 0 L 21600 0 21600 21600 0 21600 0 0 Z N"/></draw:custom-shape><draw:connector draw:style-name="gr45" draw:text-style-name="P53" svg:x1="12.765cm" svg:y1="10.904cm" svg:x2="11.749cm" svg:y2="3.602cm" draw:start-shape="id49" draw:start-glue-point="0" draw:end-shape="id46" draw:end-glue-point="1" svg:d="M12765 10904v-7302h-1016" svg:viewBox="0 0 1018 7304"><text:p/></draw:connector><draw:frame draw:style-name="gr47" draw:text-style-name="P55" svg:width="1.906cm" svg:height="1.673cm" svg:x="6.161cm" svg:y="5.697cm"><draw:text-box><text:p text:style-name="P32"><text:span text:style-name="T35">[non]</text:span></text:p></draw:text-box></draw:frame><draw:frame draw:style-name="gr48" draw:text-style-name="P55" svg:width="1.779cm" svg:height="1.218cm" svg:x="10.987cm" svg:y="5.623cm"><draw:text-box><text:p text:style-name="P32"><text:span text:style-name="T35">[oui]</text:span></text:p></draw:text-box></draw:frame><draw:custom-shape draw:style-name="gr49" draw:text-style-name="P46" svg:width="0.509cm" svg:height="0.509cm" svg:x="18.099cm" svg:y="6.33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onnector draw:style-name="gr50" draw:text-style-name="P56" svg:x1="12.765cm" svg:y1="13.063cm" svg:x2="7.177cm" svg:y2="15.095cm" draw:start-shape="id49" draw:start-glue-point="2" draw:end-shape="id43" draw:end-glue-point="7" svg:d="M12765 13063v2032h-5588" svg:viewBox="0 0 5590 2034"><text:p/></draw:connector><draw:custom-shape draw:style-name="gr51" draw:text-style-name="P54" svg:width="3.176cm" svg:height="1.687cm" svg:x="13.527cm" svg:y="5.662cm"><text:p text:style-name="P49"><text:span text:style-name="T32">Afficher que</text:span></text:p><text:p text:style-name="P49"><text:span text:style-name="T32">Tout est OK</text:span></text:p><draw:enhanced-geometry svg:viewBox="0 0 21600 21600" draw:mirror-horizontal="false" draw:mirror-vertical="false" draw:type="rectangle" draw:enhanced-path="M 0 0 L 21600 0 21600 21600 0 21600 0 0 Z N"/></draw:custom-shape><draw:line draw:style-name="gr52" draw:text-style-name="P34" svg:x1="11.114cm" svg:y1="6.459cm" svg:x2="13.527cm" svg:y2="6.459cm"><text:p/></draw:line><draw:custom-shape draw:style-name="gr53" draw:text-style-name="P54" xml:id="id44" draw:id="id44" svg:width="4.43cm" svg:height="2.414cm" svg:x="-0.046cm" svg:y="2.649cm"><text:p text:style-name="P49"><text:span text:style-name="T32">Demander à </text:span></text:p><text:p text:style-name="P49"><text:span text:style-name="T32">l’opérateur</text:span></text:p><text:p text:style-name="P49"><text:span text:style-name="T32">De mettre à jour</text:span></text:p><text:p text:style-name="P49"><text:span text:style-name="T32">La sous-catégorie.</text:span></text:p><draw:enhanced-geometry svg:viewBox="0 0 21600 21600" draw:type="rectangle" draw:enhanced-path="M 0 0 L 21600 0 21600 21600 0 21600 0 0 Z N"/></draw:custom-shape><draw:line draw:style-name="gr52" draw:text-style-name="P34" svg:x1="16.702cm" svg:y1="6.586cm" svg:x2="18.099cm" svg:y2="6.586cm"><text:p/></draw:line><draw:connector draw:style-name="gr54" draw:text-style-name="P57" xml:id="id50" draw:id="id50" svg:x1="2.168cm" svg:y1="2.649cm" svg:x2="5.653cm" svg:y2="6.459cm" draw:start-shape="id44" draw:start-glue-point="0" svg:d="M2168 2649v-501h3485v4311" svg:viewBox="0 0 3487 4313"><text:p/></draw:connector><draw:connector draw:style-name="gr54" draw:text-style-name="P57" svg:x1="8.32cm" svg:y1="6.459cm" svg:x2="5.653cm" svg:y2="6.459cm" draw:start-shape="id45" draw:start-glue-point="5" draw:end-shape="id50" draw:end-glue-point="3" svg:d="M8320 6459h-2667" svg:viewBox="0 0 2669 2"><text:p/></draw:connector><draw:connector draw:style-name="gr54" draw:text-style-name="P57" svg:x1="5.653cm" svg:y1="6.459cm" svg:x2="5.653cm" svg:y2="9.253cm" draw:start-shape="id50" draw:start-glue-point="3" draw:end-shape="id47" draw:end-glue-point="0" svg:d="M5653 6459v2794" svg:viewBox="0 0 2 2796"><text:p/></draw:connector></draw:g><text:tab/><text:span text:style-name="T19">Le diagramme de la procédure, en UML est le suivant :</text:span></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8"><text:soft-page-break/>Ex 1.3.)</text:p>
      <text:p text:style-name="P15"/>
      <text:p text:style-name="P17"><text:tab/>L’implémentation est en pièce jointe. <text:span text:style-name="T20">J’ai implémenté une pile de taille statique, dont je déplace le pointeur au besoin pour savoir qui est au sommet de la pile ou pas. </text:span></text:p>
      <text:p text:style-name="P28"><text:tab/>Il aurait fallu que je lise le fichier texte fourni, afin de pouvoir mettre à jour, rajouter ou enlever, les catégories au lieu de les « hard coder » dans le code. Je ne m’en suis que rendu compte qu’on était incité à le faire une fois que j’avais fini mon implémentation. J’ai donc décidé de ne pas l’implémenter cette fois, mais le code permettant de le faire est clair, on lit le texte ligne par ligne, on extrait le nom de chaque catégorie en utilisant des identifiants (catégorie, sous-catégorie, tache), et on prends le mot à droite de l’identifiant. Si c’est une sous-catégorie, j’initialise une nouvelle structure, j’y rajoute les taches en dessous, et j’empile et ré-belote lors de la lecture d’une nouvelle sous-catégori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20"><text:soft-page-break/>Exercice 2.)</text:p>
      <text:p text:style-name="P20"/>
      <text:p text:style-name="P6">Ex 2.1.) </text:p>
      <text:p text:style-name="P31"/>
      <text:p text:style-name="P6"><draw:g text:anchor-type="paragraph" draw:z-index="4" draw:name="Forme8" draw:style-name="gr1"><draw:custom-shape draw:style-name="gr32" draw:text-style-name="P46" xml:id="id36" draw:id="id36" svg:width="0.89cm" svg:height="0.89cm" svg:x="9.596cm" svg:y="1.8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3" draw:text-style-name="P48" xml:id="id37" draw:id="id37" svg:width="5.462cm" svg:height="1.906cm" svg:x="7.31cm" svg:y="3.852cm"><text:p text:style-name="P47"><text:span text:style-name="T23">Choisir deux entiers </text:span></text:p><text:p text:style-name="P47"><text:span text:style-name="T23">n</text:span><text:span text:style-name="T30">1 </text:span><text:span text:style-name="T31">et n</text:span><text:span text:style-name="T30">2</text:span></text:p><draw:enhanced-geometry svg:viewBox="0 0 21600 21600" draw:type="rectangle" draw:enhanced-path="M 0 0 L 21600 0 21600 21600 0 21600 0 0 Z N"/></draw:custom-shape><draw:custom-shape draw:style-name="gr33" draw:text-style-name="P50" xml:id="id38" draw:id="id38" svg:width="5.462cm" svg:height="1.906cm" svg:x="7.31cm" svg:y="14.774cm"><text:p text:style-name="P49"><text:span text:style-name="T32">Ajouter n</text:span><text:span text:style-name="T33">1</text:span><text:span text:style-name="T34"> personnes </text:span></text:p><text:p text:style-name="P49"><text:span text:style-name="T34">à la file</text:span></text:p><draw:enhanced-geometry svg:viewBox="0 0 21600 21600" draw:type="rectangle" draw:enhanced-path="M 0 0 L 21600 0 21600 21600 0 21600 0 0 Z N"/></draw:custom-shape><draw:custom-shape draw:style-name="gr34" draw:text-style-name="P48" xml:id="id39" draw:id="id39" svg:width="5.462cm" svg:height="1.779cm" svg:x="7.31cm" svg:y="17.695cm"><text:p text:style-name="P47"><text:span text:style-name="T23">Enlever n</text:span><text:span text:style-name="T30">2</text:span><text:span text:style-name="T31"> personnes</text:span></text:p><text:p text:style-name="P47"><text:span text:style-name="T31">à la file</text:span></text:p><draw:enhanced-geometry svg:viewBox="0 0 21600 21600" draw:type="rectangle" draw:enhanced-path="M 0 0 L 21600 0 21600 21600 0 21600 0 0 Z N"/></draw:custom-shape><draw:connector draw:style-name="gr7" draw:text-style-name="P51" draw:type="line" svg:x1="10.041cm" svg:y1="2.709cm" svg:x2="10.041cm" svg:y2="3.852cm" draw:start-shape="id36" draw:start-glue-point="8" draw:end-shape="id37" draw:end-glue-point="0" svg:d="M10041 2709v1143" svg:viewBox="0 0 2 1145"><text:p/></draw:connector><draw:connector draw:style-name="gr7" draw:text-style-name="P51" draw:type="line" svg:x1="10.041cm" svg:y1="16.679cm" svg:x2="10.041cm" svg:y2="17.695cm" draw:start-shape="id38" draw:start-glue-point="2" draw:end-shape="id39" draw:end-glue-point="0" svg:d="M10041 16679v1016" svg:viewBox="0 0 2 1018"><text:p/></draw:connector><draw:connector draw:style-name="gr7" draw:text-style-name="P51" svg:x1="10.041cm" svg:y1="19.473cm" svg:x2="10.486cm" svg:y2="2.265cm" draw:start-shape="id39" draw:start-glue-point="2" draw:end-shape="id36" draw:end-glue-point="10" svg:d="M10041 19473v501h3232v-17709h-2787" svg:viewBox="0 0 3233 17711"><text:p/></draw:connector><draw:custom-shape draw:style-name="gr35" draw:text-style-name="P48" xml:id="id40" draw:id="id40" svg:width="3.684cm" svg:height="2.287cm" svg:x="8.199cm" svg:y="11.091cm"><text:p text:style-name="P47"><text:span text:style-name="T23">File vide?</text:span></text:p><draw:enhanced-geometry svg:viewBox="0 0 21600 21600" draw:glue-points="10800 0 0 10800 10800 21600 21600 10800" draw:text-areas="5400 5400 16200 16200" draw:type="diamond" draw:enhanced-path="M 10800 0 L 21600 10800 10800 21600 0 10800 10800 0 Z N"/></draw:custom-shape><draw:connector draw:style-name="gr23" draw:text-style-name="P52" draw:type="line" svg:x1="10.041cm" svg:y1="13.377cm" svg:x2="10.041cm" svg:y2="14.774cm" draw:start-shape="id40" draw:start-glue-point="6" draw:end-shape="id38" draw:end-glue-point="0" svg:d="M10041 13377v1397" svg:viewBox="0 0 2 1399"><text:p text:style-name="P41"><text:span text:style-name="T35">[non]</text:span></text:p></draw:connector><draw:custom-shape draw:style-name="gr36" draw:text-style-name="P51" xml:id="id41" draw:id="id41" svg:width="0.89cm" svg:height="0.89cm" svg:x="4.516cm" svg:y="11.726cm"><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7" draw:text-style-name="P51" draw:type="line" svg:x1="8.199cm" svg:y1="12.234cm" svg:x2="5.405cm" svg:y2="12.171cm" draw:start-shape="id40" draw:start-glue-point="5" draw:end-shape="id41" draw:end-glue-point="10" svg:d="M8199 12234l-2794-63" svg:viewBox="0 0 2796 65"><text:p/></draw:connector><draw:custom-shape draw:style-name="gr37" draw:text-style-name="P48" xml:id="id42" draw:id="id42" svg:width="3.938cm" svg:height="2.287cm" svg:x="8.072cm" svg:y="7.027cm"><text:p text:style-name="P47"><text:span text:style-name="T23">Avion plein?</text:span></text:p><draw:enhanced-geometry svg:viewBox="0 0 21600 21600" draw:glue-points="10800 0 0 10800 10800 21600 21600 10800" draw:text-areas="5400 5400 16200 16200" draw:type="diamond" draw:enhanced-path="M 10800 0 L 21600 10800 10800 21600 0 10800 10800 0 Z N"/></draw:custom-shape><draw:connector draw:style-name="gr7" draw:text-style-name="P51" draw:type="line" svg:x1="10.041cm" svg:y1="5.757cm" svg:x2="10.041cm" svg:y2="7.027cm" draw:start-shape="id37" draw:start-glue-point="2" draw:end-shape="id42" draw:end-glue-point="4" svg:d="M10041 5757v1270" svg:viewBox="0 0 2 1272"><text:p/></draw:connector><draw:connector draw:style-name="gr23" draw:text-style-name="P52" draw:type="line" svg:x1="10.041cm" svg:y1="9.313cm" svg:x2="10.041cm" svg:y2="11.091cm" draw:start-shape="id42" draw:start-glue-point="6" draw:end-shape="id40" draw:end-glue-point="4" svg:d="M10041 9313v1778" svg:viewBox="0 0 2 1780"><text:p text:style-name="P41"><text:span text:style-name="T35">[non]</text:span></text:p></draw:connector><draw:connector draw:style-name="gr23" draw:text-style-name="P52" svg:x1="8.072cm" svg:y1="8.17cm" svg:x2="5.405cm" svg:y2="12.171cm" draw:start-shape="id42" draw:start-glue-point="5" draw:end-shape="id41" draw:end-glue-point="10" svg:d="M8072 8170h-1332v4001h-1335" svg:viewBox="0 0 2669 4002"><text:p text:style-name="P41"><text:span text:style-name="T35">[oui]</text:span></text:p></draw:connector><draw:frame draw:style-name="gr38" draw:text-style-name="P35" svg:width="5.589cm" svg:height="1.204cm" svg:x="2.992cm" svg:y="1.943cm"><draw:text-box><text:p text:style-name="P32"><text:span text:style-name="T22">Procedure simuleFile</text:span></text:p></draw:text-box></draw:frame><draw:custom-shape draw:style-name="gr39" draw:text-style-name="P46" svg:width="0.636cm" svg:height="0.636cm" svg:x="4.643cm" svg:y="11.853cm"><text:p/><draw:enhanced-geometry svg:viewBox="0 0 21600 21600" draw:glue-points="10800 0 3163 3163 0 10800 3163 18437 10800 21600 18437 18437 21600 10800 18437 3163" draw:text-areas="3163 3163 18437 18437" draw:type="ellipse" draw:enhanced-path="U 10800 10800 10800 10800 0 360 Z N"/></draw:custom-shape></draw:g><text:span text:style-name="T17"><text:tab/>Nous nous servons d’une file, qui n’est rien d’autre qu’une chaîne à laquelle on rajoute des éléments au début (fin de la queue) et on enlève des éléments à la fin (début de la queue). </text:span><text:span text:style-name="T18">Je fais une implémentation dynamique.</text:span></text:p>
      <text:p text:style-name="P5"/>
      <text:p text:style-name="P5">Ex 2.2.)<text:span text:style-name="T17"> </text:span></text:p>
      <text:p text:style-name="P26">Ex 2.3.)<text:span text:style-name="T17"> </text:span></text:p>
      <text:p text:style-name="P16"><text:tab/></text:p>
      <text:p text:style-name="P25"><text:span text:style-name="T12"><text:tab/></text:span><text:span text:style-name="T13">Pour que le lecteur puisse s’y retrouver, je rajoute des schémas pour illustrer comment fonctionnent les fonctions </text:span><text:span text:style-name="T15">add</text:span><text:span text:style-name="T13"> et </text:span><text:span text:style-name="T15">removeLast</text:span><text:span text:style-name="T13">. </text:span></text:p>
      <text:p text:style-name="P18"/>
      <text:p text:style-name="P9"><text:tab/>Add<text:span text:style-name="T17"> ajoute les nouveaux arrivants qui entrent dans la salle d’attente à la fil d’attente, elle est implémentée selon le principe suivant :</text:span></text:p>
      <text:p text:style-name="P29"><draw:g text:anchor-type="paragraph" draw:z-index="5" draw:name="Forme9" draw:style-name="gr1"><draw:custom-shape draw:style-name="gr20" draw:text-style-name="P40" xml:id="id21" draw:id="id21" svg:width="1.491cm" svg:height="1.064cm" svg:x="6.069cm" svg:y="2.979cm"><text:p/><draw:enhanced-geometry svg:viewBox="0 0 21600 21600" draw:mirror-horizontal="false" draw:mirror-vertical="false" draw:type="rectangle" draw:enhanced-path="M 0 0 L 21600 0 21600 21600 0 21600 0 0 Z N"/></draw:custom-shape><draw:custom-shape draw:style-name="gr21" draw:text-style-name="P40" xml:id="id20" draw:id="id20" svg:width="1.489cm" svg:height="1.064cm" svg:x="3.411cm" svg:y="2.979cm"><text:p/><draw:enhanced-geometry svg:viewBox="0 0 21600 21600" draw:mirror-horizontal="false" draw:mirror-vertical="false" draw:type="rectangle" draw:enhanced-path="M 0 0 L 21600 0 21600 21600 0 21600 0 0 Z N"/></draw:custom-shape><draw:custom-shape draw:style-name="gr20" draw:text-style-name="P40" xml:id="id22" draw:id="id22" svg:width="1.491cm" svg:height="1.064cm" svg:x="8.729cm" svg:y="2.979cm"><text:p/><draw:enhanced-geometry svg:viewBox="0 0 21600 21600" draw:mirror-horizontal="false" draw:mirror-vertical="false" draw:type="rectangle" draw:enhanced-path="M 0 0 L 21600 0 21600 21600 0 21600 0 0 Z N"/></draw:custom-shape><draw:connector draw:style-name="gr7" draw:text-style-name="P40" draw:type="line" svg:x1="4.9cm" svg:y1="3.51cm" svg:x2="6.07cm" svg:y2="3.51cm" draw:start-shape="id20" draw:start-glue-point="1" draw:end-shape="id21" draw:end-glue-point="3" svg:d="M4900 3510h1170" svg:viewBox="0 0 1171 2"><text:p/></draw:connector><draw:connector draw:style-name="gr7" draw:text-style-name="P40" draw:type="line" svg:x1="7.56cm" svg:y1="3.51cm" svg:x2="8.729cm" svg:y2="3.51cm" draw:start-shape="id21" draw:start-glue-point="1" draw:end-shape="id22" draw:end-glue-point="3" svg:d="M7560 3510h1169" svg:viewBox="0 0 1171 2"><text:p/></draw:connector><draw:connector draw:style-name="gr7" draw:text-style-name="P40" draw:type="line" svg:x1="2.028cm" svg:y1="6.595cm" svg:x2="3.411cm" svg:y2="3.51cm" draw:start-shape="id23" draw:start-glue-point="1" draw:end-shape="id20" draw:end-glue-point="3" svg:d="M2028 6595l1383-3085" svg:viewBox="0 0 1385 3087"><text:p/></draw:connector><draw:custom-shape draw:style-name="gr22" draw:text-style-name="P40" xml:id="id23" draw:id="id23" svg:width="0.428cm" svg:height="1.703cm" svg:x="1.601cm" svg:y="5.745cm"><text:p/><draw:enhanced-geometry svg:viewBox="0 0 21600 21600" draw:mirror-horizontal="false" draw:mirror-vertical="false" draw:type="rectangle" draw:enhanced-path="M 0 0 L 21600 0 21600 21600 0 21600 0 0 Z N"/></draw:custom-shape><draw:custom-shape draw:style-name="gr21" draw:text-style-name="P40" xml:id="id25" draw:id="id25" svg:width="1.489cm" svg:height="1.064cm" svg:x="5.963cm" svg:y="9.149cm"><text:p/><draw:enhanced-geometry svg:viewBox="0 0 21600 21600" draw:mirror-horizontal="false" draw:mirror-vertical="false" draw:type="rectangle" draw:enhanced-path="M 0 0 L 21600 0 21600 21600 0 21600 0 0 Z N"/></draw:custom-shape><draw:custom-shape draw:style-name="gr20" draw:text-style-name="P40" xml:id="id24" draw:id="id24" svg:width="1.491cm" svg:height="1.064cm" svg:x="3.304cm" svg:y="9.149cm"><text:p/><draw:enhanced-geometry svg:viewBox="0 0 21600 21600" draw:mirror-horizontal="false" draw:mirror-vertical="false" draw:type="rectangle" draw:enhanced-path="M 0 0 L 21600 0 21600 21600 0 21600 0 0 Z N"/></draw:custom-shape><draw:connector draw:style-name="gr7" draw:text-style-name="P40" draw:type="line" svg:x1="4.794cm" svg:y1="9.68cm" svg:x2="5.964cm" svg:y2="9.68cm" draw:start-shape="id24" draw:start-glue-point="1" draw:end-shape="id25" draw:end-glue-point="3" svg:d="M4794 9680h1170" svg:viewBox="0 0 1171 2"><text:p/></draw:connector><draw:connector draw:style-name="gr23" draw:text-style-name="P42" draw:type="line" svg:x1="7.452cm" svg:y1="9.68cm" svg:x2="10.246cm" svg:y2="9.648cm" draw:start-shape="id25" draw:start-glue-point="1" draw:end-shape="id26" svg:d="M7452 9680l2794-32" svg:viewBox="0 0 2796 34"><text:p text:style-name="P41"><text:span text:style-name="T26">x</text:span></text:p></draw:connector><draw:connector draw:style-name="gr7" draw:text-style-name="P40" draw:type="line" svg:x1="1.922cm" svg:y1="12.765cm" svg:x2="3.303cm" svg:y2="9.68cm" draw:start-shape="id27" draw:start-glue-point="1" draw:end-shape="id24" draw:end-glue-point="3" svg:d="M1922 12765l1381-3085" svg:viewBox="0 0 1383 3087"><text:p/></draw:connector><draw:custom-shape draw:style-name="gr22" draw:text-style-name="P40" xml:id="id27" draw:id="id27" svg:width="0.428cm" svg:height="1.703cm" svg:x="1.496cm" svg:y="11.915cm"><text:p/><draw:enhanced-geometry svg:viewBox="0 0 21600 21600" draw:mirror-horizontal="false" draw:mirror-vertical="false" draw:type="rectangle" draw:enhanced-path="M 0 0 L 21600 0 21600 21600 0 21600 0 0 Z N"/></draw:custom-shape><draw:frame draw:style-name="gr24" draw:text-style-name="P43" svg:width="3.869cm" svg:height="1.534cm" svg:x="0.663cm" svg:y="14.15cm"><draw:text-box><text:p text:style-name="P32"><text:span text:style-name="T27">NewStart:^TFile</text:span></text:p></draw:text-box></draw:frame><draw:custom-shape draw:style-name="gr21" draw:text-style-name="P40" xml:id="id29" draw:id="id29" svg:width="1.489cm" svg:height="1.064cm" svg:x="6.071cm" svg:y="2.979cm"><text:p/><draw:enhanced-geometry svg:viewBox="0 0 21600 21600" draw:mirror-horizontal="false" draw:mirror-vertical="false" draw:type="rectangle" draw:enhanced-path="M 0 0 L 21600 0 21600 21600 0 21600 0 0 Z N"/></draw:custom-shape><draw:custom-shape draw:style-name="gr20" draw:text-style-name="P40" xml:id="id28" draw:id="id28" svg:width="1.491cm" svg:height="1.064cm" svg:x="3.411cm" svg:y="2.979cm"><text:p/><draw:enhanced-geometry svg:viewBox="0 0 21600 21600" draw:mirror-horizontal="false" draw:mirror-vertical="false" draw:type="rectangle" draw:enhanced-path="M 0 0 L 21600 0 21600 21600 0 21600 0 0 Z N"/></draw:custom-shape><draw:custom-shape draw:style-name="gr20" draw:text-style-name="P40" xml:id="id30" draw:id="id30" svg:width="1.491cm" svg:height="1.064cm" svg:x="8.729cm" svg:y="2.979cm"><text:p/><draw:enhanced-geometry svg:viewBox="0 0 21600 21600" draw:mirror-horizontal="false" draw:mirror-vertical="false" draw:type="rectangle" draw:enhanced-path="M 0 0 L 21600 0 21600 21600 0 21600 0 0 Z N"/></draw:custom-shape><draw:connector draw:style-name="gr7" draw:text-style-name="P40" draw:type="line" svg:x1="4.902cm" svg:y1="3.51cm" svg:x2="6.071cm" svg:y2="3.51cm" draw:start-shape="id28" draw:start-glue-point="1" draw:end-shape="id29" draw:end-glue-point="3" svg:d="M4902 3510h1169" svg:viewBox="0 0 1171 2"><text:p/></draw:connector><draw:connector draw:style-name="gr7" draw:text-style-name="P40" draw:type="line" svg:x1="7.56cm" svg:y1="3.51cm" svg:x2="8.729cm" svg:y2="3.51cm" draw:start-shape="id29" draw:start-glue-point="1" draw:end-shape="id30" draw:end-glue-point="3" svg:d="M7560 3510h1169" svg:viewBox="0 0 1171 2"><text:p/></draw:connector><draw:connector draw:style-name="gr7" draw:text-style-name="P40" draw:type="line" svg:x1="2.028cm" svg:y1="6.595cm" svg:x2="3.411cm" svg:y2="3.51cm" draw:start-shape="id31" draw:start-glue-point="1" draw:end-shape="id28" draw:end-glue-point="3" svg:d="M2028 6595l1383-3085" svg:viewBox="0 0 1385 3087"><text:p/></draw:connector><draw:custom-shape draw:style-name="gr22" draw:text-style-name="P40" xml:id="id31" draw:id="id31" svg:width="0.426cm" svg:height="1.703cm" svg:x="1.603cm" svg:y="5.745cm"><text:p/><draw:enhanced-geometry svg:viewBox="0 0 21600 21600" draw:mirror-horizontal="false" draw:mirror-vertical="false" draw:type="rectangle" draw:enhanced-path="M 0 0 L 21600 0 21600 21600 0 21600 0 0 Z N"/></draw:custom-shape><draw:custom-shape draw:style-name="gr21" draw:text-style-name="P40" xml:id="id33" draw:id="id33" svg:width="1.489cm" svg:height="1.064cm" svg:x="6.071cm" svg:y="2.979cm"><text:p/><draw:enhanced-geometry svg:viewBox="0 0 21600 21600" draw:mirror-horizontal="false" draw:mirror-vertical="false" draw:type="rectangle" draw:enhanced-path="M 0 0 L 21600 0 21600 21600 0 21600 0 0 Z N"/></draw:custom-shape><draw:custom-shape draw:style-name="gr20" draw:text-style-name="P40" xml:id="id32" draw:id="id32" svg:width="1.491cm" svg:height="1.064cm" svg:x="3.411cm" svg:y="2.979cm"><text:p/><draw:enhanced-geometry svg:viewBox="0 0 21600 21600" draw:mirror-horizontal="false" draw:mirror-vertical="false" draw:type="rectangle" draw:enhanced-path="M 0 0 L 21600 0 21600 21600 0 21600 0 0 Z N"/></draw:custom-shape><draw:custom-shape draw:style-name="gr20" draw:text-style-name="P40" xml:id="id34" draw:id="id34" svg:width="1.491cm" svg:height="1.064cm" svg:x="8.729cm" svg:y="2.979cm"><text:p/><draw:enhanced-geometry svg:viewBox="0 0 21600 21600" draw:mirror-horizontal="false" draw:mirror-vertical="false" draw:type="rectangle" draw:enhanced-path="M 0 0 L 21600 0 21600 21600 0 21600 0 0 Z N"/></draw:custom-shape><draw:connector draw:style-name="gr7" draw:text-style-name="P40" draw:type="line" svg:x1="4.902cm" svg:y1="3.51cm" svg:x2="6.071cm" svg:y2="3.51cm" draw:start-shape="id32" draw:start-glue-point="1" draw:end-shape="id33" draw:end-glue-point="3" svg:d="M4902 3510h1169" svg:viewBox="0 0 1171 2"><text:p/></draw:connector><draw:connector draw:style-name="gr7" draw:text-style-name="P40" draw:type="line" svg:x1="7.56cm" svg:y1="3.51cm" svg:x2="8.729cm" svg:y2="3.51cm" draw:start-shape="id33" draw:start-glue-point="1" draw:end-shape="id34" draw:end-glue-point="3" svg:d="M7560 3510h1169" svg:viewBox="0 0 1171 2"><text:p/></draw:connector><draw:connector draw:style-name="gr23" draw:text-style-name="P44" draw:type="line" svg:x1="2.028cm" svg:y1="6.595cm" svg:x2="3.411cm" svg:y2="3.51cm" draw:start-shape="id35" draw:start-glue-point="1" draw:end-shape="id32" draw:end-glue-point="3" svg:d="M2028 6595l1383-3085" svg:viewBox="0 0 1385 3087"><text:p text:style-name="P41"><text:span text:style-name="T28">x</text:span></text:p></draw:connector><draw:custom-shape draw:style-name="gr22" draw:text-style-name="P40" xml:id="id35" draw:id="id35" svg:width="0.426cm" svg:height="1.703cm" svg:x="1.603cm" svg:y="5.745cm"><text:p/><draw:enhanced-geometry svg:viewBox="0 0 21600 21600" draw:mirror-horizontal="false" draw:mirror-vertical="false" draw:type="rectangle" draw:enhanced-path="M 0 0 L 21600 0 21600 21600 0 21600 0 0 Z N"/></draw:custom-shape><draw:frame draw:style-name="gr24" draw:text-style-name="P43" svg:width="2.661cm" svg:height="1.534cm" svg:x="0.751cm" svg:y="7.872cm"><draw:text-box><text:p text:style-name="P32"><text:span text:style-name="T27">Debut:^TFile</text:span></text:p></draw:text-box></draw:frame><draw:frame draw:style-name="gr25" draw:text-style-name="P43" svg:width="15.876cm" svg:height="1.652cm" svg:x="0.848cm" svg:y="0.439cm"><draw:text-box><text:p text:style-name="P32"><text:span text:style-name="T27">procedure add(debut:^TFile, int n):^TFile</text:span></text:p></draw:text-box></draw:frame><draw:frame draw:style-name="gr26" draw:text-style-name="P43" svg:width="3.719cm" svg:height="1.53cm" svg:x="5.166cm" svg:y="10.975cm"><draw:text-box><text:p text:style-name="P32"><text:span text:style-name="T27">(n = 2)</text:span></text:p></draw:text-box></draw:frame><draw:frame draw:style-name="gr27" draw:text-style-name="P43" xml:id="id26" draw:id="id26" svg:width="2.005cm" svg:height="0.893cm" svg:x="10.246cm" svg:y="9.202cm"><draw:text-box><text:p text:style-name="P32"><text:span text:style-name="T27">NULL</text:span></text:p></draw:text-box></draw:frame><draw:connector draw:style-name="gr28" draw:text-style-name="P34" draw:type="curve" draw:line-skew="0cm 0cm -2.123cm" svg:x1="7.452cm" svg:y1="9.68cm" svg:x2="3.411cm" svg:y2="3.51cm" draw:start-shape="id25" draw:start-glue-point="1" draw:end-shape="id32" draw:end-glue-point="3" svg:d="M7452 9680c752 0 501-3085-3083-3085s-4896-3085-958-3085" svg:viewBox="0 0 6793 6172"><text:p/></draw:connector><draw:connector draw:style-name="gr7" draw:text-style-name="P40" draw:type="line" svg:x1="10.22cm" svg:y1="3.51cm" svg:x2="11.543cm" svg:y2="3.487cm" draw:start-shape="id34" draw:start-glue-point="1" svg:d="M10220 3510l1323-23" svg:viewBox="0 0 1325 25"><text:p/></draw:connector><draw:frame draw:style-name="gr29" draw:text-style-name="P43" svg:width="2.767cm" svg:height="1.382cm" svg:x="11.544cm" svg:y="2.979cm"><draw:text-box><text:p text:style-name="P32"><text:span text:style-name="T27">NULL</text:span></text:p></draw:text-box></draw:frame><draw:frame draw:style-name="gr30" draw:text-style-name="P36" svg:width="9.653cm" svg:height="4.553cm" svg:x="4.023cm" svg:y="12.777cm"><draw:text-box><text:p text:style-name="P32"><text:span text:style-name="T23">Nouvelle chaîne représentant les nouveaux arrivants dans la queue.</text:span></text:p></draw:text-box></draw:frame><draw:frame draw:style-name="gr17" draw:text-style-name="P36" svg:width="9.018cm" svg:height="2.172cm" svg:x="7.579cm" svg:y="5.9cm"><draw:text-box><text:p text:style-name="P32"><text:span text:style-name="T23">Affectation du dernier pointeur de la chaîne à insérer au premier élément de l’ancienne chaîne. (en rouge)</text:span></text:p></draw:text-box></draw:frame><draw:frame draw:style-name="gr30" draw:text-style-name="P36" svg:width="9.653cm" svg:height="4.553cm" svg:x="3.515cm" svg:y="11.888cm"><draw:text-box><text:p text:style-name="P32"><text:span text:style-name="T23">Nouvelle chaîne représentant les nouveaux arrivants dans la queue.</text:span></text:p></draw:text-box></draw:frame><draw:frame draw:style-name="gr31" draw:text-style-name="P45" svg:width="12.066cm" svg:height="2.641cm" svg:x="5.293cm" svg:y="14.028cm"><draw:text-box><text:p text:style-name="P32"><text:span text:style-name="T29">return newStart</text:span><text:span text:style-name="T23">, car il faut mettre à jour la localisation de la chaîne, le début s’est décalé vers l’arrière!</text:span></text:p></draw:text-box></draw:frame></draw:g></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draw:g text:anchor-type="paragraph" draw:z-index="7" draw:name="Forme10" draw:style-name="gr1"><draw:frame draw:style-name="gr2" draw:text-style-name="P33" svg:width="16.117cm" svg:height="1.692cm" svg:x="-0.191cm" svg:y="0.22cm"><draw:text-box><text:p text:style-name="P32"><text:span text:style-name="T21">procedure removeLast(^TFile:debut,int n)</text:span></text:p></draw:text-box></draw:frame><draw:custom-shape draw:style-name="gr3" draw:text-style-name="P34" xml:id="id2" draw:id="id2" svg:width="2.289cm" svg:height="1.22cm" svg:x="1.71cm" svg:y="1.439cm"><text:p/><draw:enhanced-geometry svg:viewBox="0 0 21600 21600" draw:mirror-horizontal="false" draw:mirror-vertical="false" draw:type="rectangle" draw:enhanced-path="M 0 0 L 21600 0 21600 21600 0 21600 0 0 Z N"/></draw:custom-shape><draw:custom-shape draw:style-name="gr4" draw:text-style-name="P34" xml:id="id1" draw:id="id1" svg:width="0.378cm" svg:height="2.661cm" svg:x="0.319cm" svg:y="3.323cm"><text:p/><draw:enhanced-geometry svg:viewBox="0 0 21600 21600" draw:mirror-horizontal="false" draw:mirror-vertical="false" draw:type="rectangle" draw:enhanced-path="M 0 0 L 21600 0 21600 21600 0 21600 0 0 Z N"/></draw:custom-shape><draw:custom-shape draw:style-name="gr5" draw:text-style-name="P34" xml:id="id5" draw:id="id5" svg:width="2.283cm" svg:height="1.22cm" svg:x="11.996cm" svg:y="1.439cm"><text:p/><draw:enhanced-geometry svg:viewBox="0 0 21600 21600" draw:mirror-horizontal="false" draw:mirror-vertical="false" draw:type="rectangle" draw:enhanced-path="M 0 0 L 21600 0 21600 21600 0 21600 0 0 Z N"/></draw:custom-shape><draw:custom-shape draw:style-name="gr5" draw:text-style-name="P34" xml:id="id4" draw:id="id4" svg:width="2.283cm" svg:height="1.22cm" svg:x="8.567cm" svg:y="1.439cm"><text:p/><draw:enhanced-geometry svg:viewBox="0 0 21600 21600" draw:mirror-horizontal="false" draw:mirror-vertical="false" draw:type="rectangle" draw:enhanced-path="M 0 0 L 21600 0 21600 21600 0 21600 0 0 Z N"/></draw:custom-shape><draw:custom-shape draw:style-name="gr6" draw:text-style-name="P34" xml:id="id3" draw:id="id3" svg:width="2.285cm" svg:height="1.22cm" svg:x="5.265cm" svg:y="1.439cm"><text:p/><draw:enhanced-geometry svg:viewBox="0 0 21600 21600" draw:mirror-horizontal="false" draw:mirror-vertical="false" draw:type="rectangle" draw:enhanced-path="M 0 0 L 21600 0 21600 21600 0 21600 0 0 Z N"/></draw:custom-shape><draw:connector draw:style-name="gr7" draw:text-style-name="P34" draw:type="line" svg:x1="0.696cm" svg:y1="4.652cm" svg:x2="1.71cm" svg:y2="2.047cm" draw:start-shape="id1" draw:start-glue-point="1" draw:end-shape="id2" draw:end-glue-point="3" svg:d="M696 4652l1014-2605" svg:viewBox="0 0 1016 2607"><text:p/></draw:connector><draw:connector draw:style-name="gr7" draw:text-style-name="P34" draw:type="line" svg:x1="3.998cm" svg:y1="2.047cm" svg:x2="5.264cm" svg:y2="2.047cm" draw:start-shape="id2" draw:start-glue-point="1" draw:end-shape="id3" draw:end-glue-point="3" svg:d="M3998 2047h1266" svg:viewBox="0 0 1268 2"><text:p/></draw:connector><draw:connector draw:style-name="gr7" draw:text-style-name="P34" draw:type="line" svg:x1="7.549cm" svg:y1="2.047cm" svg:x2="8.567cm" svg:y2="2.047cm" draw:start-shape="id3" draw:start-glue-point="1" draw:end-shape="id4" draw:end-glue-point="3" svg:d="M7549 2047h1018" svg:viewBox="0 0 1020 2"><text:p/></draw:connector><draw:connector draw:style-name="gr7" draw:text-style-name="P34" draw:type="line" svg:x1="10.849cm" svg:y1="2.047cm" svg:x2="11.995cm" svg:y2="2.047cm" draw:start-shape="id4" draw:start-glue-point="1" draw:end-shape="id5" draw:end-glue-point="3" svg:d="M10849 2047h1146" svg:viewBox="0 0 1148 2"><text:p/></draw:connector><draw:frame draw:style-name="gr8" draw:text-style-name="P35" svg:width="11.806cm" svg:height="1.213cm" svg:x="6.282cm" svg:y="3.323cm"><draw:text-box><text:p text:style-name="P32"><text:span text:style-name="T22">removeLast(debut, 2) </text:span><text:span text:style-name="T23">//On veut enlever les deux derniers.</text:span></text:p></draw:text-box></draw:frame><draw:frame draw:style-name="gr2" draw:text-style-name="P33" svg:width="16.119cm" svg:height="1.692cm" svg:x="-0.189cm" svg:y="0.22cm"><draw:text-box><text:p text:style-name="P32"><text:span text:style-name="T21">procedure removeLast(^TFile:debut,int n)</text:span></text:p></draw:text-box></draw:frame><draw:frame draw:style-name="gr9" draw:text-style-name="P35" svg:width="2.033cm" svg:height="1.11cm" svg:x="-0.572cm" svg:y="6.314cm"><draw:text-box><text:p text:style-name="P32"><text:span text:style-name="T22">debut</text:span></text:p></draw:text-box></draw:frame><draw:custom-shape draw:style-name="gr10" draw:text-style-name="P34" xml:id="id8" draw:id="id8" svg:width="2.285cm" svg:height="1.216cm" svg:x="1.839cm" svg:y="7.094cm"><text:p/><draw:enhanced-geometry svg:viewBox="0 0 21600 21600" draw:mirror-horizontal="false" draw:mirror-vertical="false" draw:type="rectangle" draw:enhanced-path="M 0 0 L 21600 0 21600 21600 0 21600 0 0 Z N"/></draw:custom-shape><draw:custom-shape draw:style-name="gr4" draw:text-style-name="P34" xml:id="id6" draw:id="id6" svg:width="0.384cm" svg:height="2.661cm" svg:x="2.726cm" svg:y="9.087cm"><text:p/><draw:enhanced-geometry svg:viewBox="0 0 21600 21600" draw:mirror-horizontal="false" draw:mirror-vertical="false" draw:type="rectangle" draw:enhanced-path="M 0 0 L 21600 0 21600 21600 0 21600 0 0 Z N"/></draw:custom-shape><draw:custom-shape draw:style-name="gr10" draw:text-style-name="P34" xml:id="id10" draw:id="id10" svg:width="2.285cm" svg:height="1.216cm" svg:x="12.119cm" svg:y="7.094cm"><text:p/><draw:enhanced-geometry svg:viewBox="0 0 21600 21600" draw:mirror-horizontal="false" draw:mirror-vertical="false" draw:type="rectangle" draw:enhanced-path="M 0 0 L 21600 0 21600 21600 0 21600 0 0 Z N"/></draw:custom-shape><draw:custom-shape draw:style-name="gr10" draw:text-style-name="P34" xml:id="id7" draw:id="id7" svg:width="2.285cm" svg:height="1.216cm" svg:x="8.694cm" svg:y="7.094cm"><text:p/><draw:enhanced-geometry svg:viewBox="0 0 21600 21600" draw:mirror-horizontal="false" draw:mirror-vertical="false" draw:type="rectangle" draw:enhanced-path="M 0 0 L 21600 0 21600 21600 0 21600 0 0 Z N"/></draw:custom-shape><draw:custom-shape draw:style-name="gr10" draw:text-style-name="P34" xml:id="id9" draw:id="id9" svg:width="2.285cm" svg:height="1.216cm" svg:x="5.395cm" svg:y="7.094cm"><text:p/><draw:enhanced-geometry svg:viewBox="0 0 21600 21600" draw:mirror-horizontal="false" draw:mirror-vertical="false" draw:type="rectangle" draw:enhanced-path="M 0 0 L 21600 0 21600 21600 0 21600 0 0 Z N"/></draw:custom-shape><draw:connector draw:style-name="gr7" draw:text-style-name="P34" draw:type="line" svg:x1="3.109cm" svg:y1="10.418cm" svg:x2="8.693cm" svg:y2="7.701cm" draw:start-shape="id6" draw:start-glue-point="1" draw:end-shape="id7" draw:end-glue-point="3" svg:d="M3109 10418l5584-2717" svg:viewBox="0 0 5586 2718"><text:p/></draw:connector><draw:connector draw:style-name="gr7" draw:text-style-name="P34" draw:type="line" svg:x1="4.123cm" svg:y1="7.701cm" svg:x2="5.395cm" svg:y2="7.701cm" draw:start-shape="id8" draw:start-glue-point="1" draw:end-shape="id9" draw:end-glue-point="3" svg:d="M4123 7701h1272" svg:viewBox="0 0 1274 2"><text:p/></draw:connector><draw:connector draw:style-name="gr7" draw:text-style-name="P34" draw:type="line" svg:x1="7.679cm" svg:y1="7.701cm" svg:x2="8.693cm" svg:y2="7.701cm" draw:start-shape="id9" draw:start-glue-point="1" draw:end-shape="id7" draw:end-glue-point="3" svg:d="M7679 7701h1014" svg:viewBox="0 0 1016 2"><text:p/></draw:connector><draw:connector draw:style-name="gr7" draw:text-style-name="P34" draw:type="line" svg:x1="10.978cm" svg:y1="7.701cm" svg:x2="12.12cm" svg:y2="7.701cm" draw:start-shape="id7" draw:start-glue-point="1" draw:end-shape="id10" draw:end-glue-point="3" svg:d="M10978 7701h1142" svg:viewBox="0 0 1143 2"><text:p/></draw:connector><draw:frame draw:style-name="gr8" draw:text-style-name="P35" svg:width="11.806cm" svg:height="1.213cm" svg:x="6.408cm" svg:y="8.976cm"><draw:text-box><text:p text:style-name="P32"><text:span text:style-name="T22">removeLast(debut, 2) </text:span><text:span text:style-name="T23">//On veut enlever les deux derniers.</text:span></text:p></draw:text-box></draw:frame><draw:frame draw:style-name="gr8" draw:text-style-name="P35" svg:width="2.541cm" svg:height="1.213cm" svg:x="1.71cm" svg:y="11.86cm"><draw:text-box><text:p text:style-name="P32"><text:span text:style-name="T22">location</text:span></text:p></draw:text-box></draw:frame><draw:connector draw:style-name="gr7" draw:text-style-name="P34" draw:type="line" svg:x1="0.393cm" svg:y1="7.694cm" svg:x2="1.84cm" svg:y2="7.701cm" draw:end-shape="id8" draw:end-glue-point="3" svg:d="M393 7694l1447 7" svg:viewBox="0 0 1448 9"><text:p/></draw:connector><draw:custom-shape draw:style-name="gr11" draw:text-style-name="P34" xml:id="id13" draw:id="id13" svg:width="2.285cm" svg:height="1.221cm" svg:x="1.966cm" svg:y="12.634cm"><text:p/><draw:enhanced-geometry svg:viewBox="0 0 21600 21600" draw:mirror-horizontal="false" draw:mirror-vertical="false" draw:type="rectangle" draw:enhanced-path="M 0 0 L 21600 0 21600 21600 0 21600 0 0 Z N"/></draw:custom-shape><draw:custom-shape draw:style-name="gr12" draw:text-style-name="P34" xml:id="id11" draw:id="id11" svg:width="0.385cm" svg:height="2.662cm" svg:x="2.853cm" svg:y="14.629cm"><text:p/><draw:enhanced-geometry svg:viewBox="0 0 21600 21600" draw:mirror-horizontal="false" draw:mirror-vertical="false" draw:type="rectangle" draw:enhanced-path="M 0 0 L 21600 0 21600 21600 0 21600 0 0 Z N"/></draw:custom-shape><draw:custom-shape draw:style-name="gr13" draw:text-style-name="P34" xml:id="id12" draw:id="id12" svg:width="2.285cm" svg:height="1.221cm" svg:x="12.25cm" svg:y="12.634cm"><text:p/><draw:enhanced-geometry svg:viewBox="0 0 21600 21600" draw:mirror-horizontal="false" draw:mirror-vertical="false" draw:type="rectangle" draw:enhanced-path="M 0 0 L 21600 0 21600 21600 0 21600 0 0 Z N"/></draw:custom-shape><draw:custom-shape draw:style-name="gr14" draw:text-style-name="P34" xml:id="id15" draw:id="id15" svg:width="2.287cm" svg:height="1.221cm" svg:x="8.821cm" svg:y="12.634cm"><text:p/><draw:enhanced-geometry svg:viewBox="0 0 21600 21600" draw:mirror-horizontal="false" draw:mirror-vertical="false" draw:type="rectangle" draw:enhanced-path="M 0 0 L 21600 0 21600 21600 0 21600 0 0 Z N"/></draw:custom-shape><draw:custom-shape draw:style-name="gr15" draw:text-style-name="P34" xml:id="id14" draw:id="id14" svg:width="2.283cm" svg:height="1.221cm" svg:x="5.522cm" svg:y="12.634cm"><text:p/><draw:enhanced-geometry svg:viewBox="0 0 21600 21600" draw:mirror-horizontal="false" draw:mirror-vertical="false" draw:type="rectangle" draw:enhanced-path="M 0 0 L 21600 0 21600 21600 0 21600 0 0 Z N"/></draw:custom-shape><draw:connector draw:style-name="gr16" draw:text-style-name="P34" draw:type="line" svg:x1="3.238cm" svg:y1="15.96cm" svg:x2="12.249cm" svg:y2="13.245cm" draw:start-shape="id11" draw:start-glue-point="1" draw:end-shape="id12" draw:end-glue-point="3" svg:d="M3238 15960l9011-2715" svg:viewBox="0 0 9013 2716"><text:p/></draw:connector><draw:connector draw:style-name="gr7" draw:text-style-name="P34" draw:type="line" svg:x1="4.25cm" svg:y1="13.245cm" svg:x2="5.522cm" svg:y2="13.245cm" draw:start-shape="id13" draw:start-glue-point="1" draw:end-shape="id14" draw:end-glue-point="3" svg:d="M4250 13245h1272" svg:viewBox="0 0 1274 2"><text:p/></draw:connector><draw:connector draw:style-name="gr7" draw:text-style-name="P34" draw:type="line" svg:x1="7.805cm" svg:y1="13.245cm" svg:x2="8.821cm" svg:y2="13.245cm" draw:start-shape="id14" draw:start-glue-point="1" draw:end-shape="id15" draw:end-glue-point="3" svg:d="M7805 13245h1016" svg:viewBox="0 0 1018 2"><text:p/></draw:connector><draw:connector draw:style-name="gr16" draw:text-style-name="P34" draw:type="line" svg:x1="11.107cm" svg:y1="13.245cm" svg:x2="12.25cm" svg:y2="13.245cm" draw:start-shape="id15" draw:start-glue-point="1" draw:end-shape="id12" draw:end-glue-point="3" svg:d="M11107 13245h1143" svg:viewBox="0 0 1145 2"><text:p/></draw:connector><draw:frame draw:style-name="gr8" draw:text-style-name="P35" svg:width="11.801cm" svg:height="1.213cm" svg:x="6.536cm" svg:y="14.518cm"><draw:text-box><text:p text:style-name="P32"><text:span text:style-name="T22">removeLast(debut, 2) </text:span><text:span text:style-name="T23">//On veut enlever les deux derniers.</text:span></text:p></draw:text-box></draw:frame><draw:frame draw:style-name="gr8" draw:text-style-name="P35" svg:width="2.541cm" svg:height="1.213cm" svg:x="1.839cm" svg:y="17.402cm"><draw:text-box><text:p text:style-name="P32"><text:span text:style-name="T22">location</text:span></text:p></draw:text-box></draw:frame><draw:connector draw:style-name="gr7" draw:text-style-name="P34" draw:type="line" svg:x1="0.52cm" svg:y1="13.238cm" svg:x2="1.967cm" svg:y2="13.245cm" draw:end-shape="id13" draw:end-glue-point="3" svg:d="M520 13238l1447 7" svg:viewBox="0 0 1448 9"><text:p/></draw:connector><draw:connector draw:style-name="gr16" draw:text-style-name="P34" draw:type="line" svg:x1="3.238cm" svg:y1="15.96cm" svg:x2="8.82cm" svg:y2="13.245cm" draw:start-shape="id11" draw:start-glue-point="1" draw:end-shape="id15" draw:end-glue-point="3" svg:d="M3238 15960l5582-2715" svg:viewBox="0 0 5584 2716"><text:p/></draw:connector><draw:frame draw:style-name="gr17" draw:text-style-name="P35" svg:width="11.806cm" svg:height="2.172cm" svg:x="6.408cm" svg:y="10.085cm"><draw:text-box><text:p text:style-name="P32"><text:span text:style-name="T22">RemoveLast </text:span><text:span text:style-name="T23">récupère la taille de la file, et se place récursivement à l’endroit à partir duquel on veut supprimer tous les éléments.</text:span></text:p></draw:text-box></draw:frame><draw:frame draw:style-name="gr2" draw:text-style-name="P36" svg:width="11.805cm" svg:height="1.692cm" svg:x="6.79cm" svg:y="15.735cm"><draw:text-box><text:p text:style-name="P32"><text:span text:style-name="T23">On désalloue la mémoire occupée par la sous-chaîne que l’on veut supprimer, location finit par pointer sur null.</text:span></text:p></draw:text-box></draw:frame><draw:connector draw:style-name="gr16" draw:text-style-name="P34" draw:type="line" svg:x1="14.534cm" svg:y1="13.297cm" svg:x2="16.438cm" svg:y2="13.332cm" draw:end-shape="id16" draw:end-glue-point="3" svg:d="M14534 13297l1904 35" svg:viewBox="0 0 1905 37"><text:p/></draw:connector><draw:frame draw:style-name="gr18" draw:text-style-name="P35" xml:id="id16" draw:id="id16" svg:width="1.777cm" svg:height="0.733cm" svg:x="16.437cm" svg:y="12.968cm"><draw:text-box><text:p text:style-name="P32"><text:span text:style-name="T22">NULL</text:span></text:p></draw:text-box></draw:frame><draw:connector draw:style-name="gr16" draw:text-style-name="P34" draw:type="line" svg:x1="3.238cm" svg:y1="15.961cm" svg:x2="8.82cm" svg:y2="13.243cm" svg:d="M3238 15961l5582-2718" svg:viewBox="0 0 5584 2720"><text:p/></draw:connector><draw:connector draw:style-name="gr16" draw:text-style-name="P34" draw:type="line" svg:x1="14.403cm" svg:y1="7.757cm" svg:x2="16.311cm" svg:y2="7.788cm" draw:end-shape="id17" draw:end-glue-point="3" svg:d="M14403 7757l1908 31" svg:viewBox="0 0 1910 34"><text:p/></draw:connector><draw:frame draw:style-name="gr18" draw:text-style-name="P35" xml:id="id17" draw:id="id17" svg:width="1.777cm" svg:height="0.733cm" svg:x="16.312cm" svg:y="7.424cm"><draw:text-box><text:p text:style-name="P32"><text:span text:style-name="T22">NULL</text:span></text:p></draw:text-box></draw:frame><draw:connector draw:style-name="gr16" draw:text-style-name="P34" draw:type="line" svg:x1="14.278cm" svg:y1="2.106cm" svg:x2="16.183cm" svg:y2="2.136cm" draw:end-shape="id18" draw:end-glue-point="3" svg:d="M14278 2106l1905 30" svg:viewBox="0 0 1907 32"><text:p/></draw:connector><draw:frame draw:style-name="gr18" draw:text-style-name="P35" xml:id="id18" draw:id="id18" svg:width="1.779cm" svg:height="0.733cm" svg:x="16.183cm" svg:y="1.77cm"><draw:text-box><text:p text:style-name="P32"><text:span text:style-name="T22">NULL</text:span></text:p></draw:text-box></draw:frame><draw:connector draw:style-name="gr16" draw:text-style-name="P34" draw:type="line" svg:x1="3.361cm" svg:y1="15.961cm" svg:x2="5.264cm" svg:y2="15.991cm" draw:end-shape="id19" draw:end-glue-point="3" svg:d="M3361 15961l1903 30" svg:viewBox="0 0 1905 32"><text:p/></draw:connector><draw:frame draw:style-name="gr18" draw:text-style-name="P35" xml:id="id19" draw:id="id19" svg:width="1.779cm" svg:height="0.733cm" svg:x="5.265cm" svg:y="15.626cm"><draw:text-box><text:p text:style-name="P32"><text:span text:style-name="T22">NULL</text:span></text:p></draw:text-box></draw:frame></draw:g><text:soft-page-break/></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30"><text:tab/>Globalement, l’implémentation marche bien, mais j’ai quelques soucis d’indexage de la file. C’est quelque part dans la fonction removeLast à mon avis, ou lors de mon décalage de pointeurs que se produit un pépin. Il y a également le fait qu’après la suppressions de personnes en début de file, la première personne aura toujours 0 ans, ce qui veut dire que createPersonne n’est pas appelée pour ce contenu.</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2" svg:font-family="Mangal"/>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ourier New1" svg:font-family="'Courier New'" style:font-family-generic="modern" style:font-pitch="variable"/>
    <style:font-face style:name="Liberation Serif1" svg:font-family="'Liberation Serif'" style:font-family-generic="modern" style:font-pitch="variable"/>
    <style:font-face style:name="Mangal1" svg:font-family="Mangal" style:font-family-generic="moder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marker draw:name="Extrémités_20_de_20_flèche_20_1" draw:display-name="Extrémités de flèche 1" svg:viewBox="0 0 20 30" svg:d="M10 0l-10 30h20z"/>
    <draw:stroke-dash draw:name="Dashed_20__28_var_29__20_3" draw:display-name="Dashed (var) 3" draw:style="rect" draw:dots1="1" draw:dots1-length="0.011cm" draw:dots2="1" draw:dots2-length="0.011cm" draw:distance="0.011cm"/>
    <draw:stroke-dash draw:name="Fine_20_Dashed" draw:display-name="Fine Dashed" draw:style="rect" draw:dots1="1" draw:dots1-length="112%" draw:distance="112%"/>
    <draw:stroke-dash draw:name="Ultrafine_20_Dashed" draw:display-name="Ultrafine Dashed" draw:style="rect" draw:dots1="1" draw:distance="28%"/>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2"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2"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Courier New" officeooo:rsid="00014c6a" officeooo:paragraph-rsid="00014c6a"/>
    </style:style>
    <style:style style:name="MP2" style:family="paragraph" style:parent-style-name="Footer">
      <style:paragraph-properties fo:text-align="center" style:justify-single-word="false"/>
      <style:text-properties style:font-name="Courier New"/>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order-top="none" fo:border-bottom="0.06pt solid #000000" fo:border-left="none" fo:border-right="none" fo:padding="0.051cm"/>
      </style:header-style>
      <style:footer-style>
        <style:header-footer-properties fo:min-height="0cm" fo:margin-left="0cm" fo:margin-right="0cm" fo:margin-top="0.499cm" fo:border-top="0.06pt solid #000000" fo:border-bottom="none" fo:border-left="none" fo:border-right="none" fo:padding="0.051cm"/>
      </style:footer-style>
    </style:page-layout>
  </office:automatic-styles>
  <office:master-styles>
    <style:master-page style:name="Standard" style:page-layout-name="Mpm1">
      <style:header>
        <text:p text:style-name="MP1">Arthur Freeman<text:tab/>BSCI<text:tab/>Structures de Données</text:p>
      </style:header>
      <style:footer>
        <text:p text:style-name="MP2"><text:page-number text:select-page="current">6</text:page-number></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3.4.2$Windows_X86_64 LibreOffice_project/60da17e045e08f1793c57c00ba83cdfce946d0aa</meta:generator>
    <dc:date>2020-03-13T11:02:13.471000000</dc:date>
    <meta:editing-duration>PT2H25M39S</meta:editing-duration>
    <meta:editing-cycles>21</meta:editing-cycles>
    <meta:document-statistic meta:table-count="0" meta:image-count="0" meta:object-count="1" meta:page-count="6" meta:paragraph-count="24" meta:word-count="590" meta:character-count="3397" meta:non-whitespace-character-count="2812"/>
  </office:meta>
</office:document-meta>
</file>

<file path=Object 1/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Courier New" svg:font-family="'Courier New'" style:font-family-generic="modern" style:font-pitch="fixed"/>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office:font-face-decls>
  <office:automatic-styles>
    <style:style style:name="co1" style:family="table-column">
      <style:table-column-properties fo:break-before="auto" style:column-width="1.9299in"/>
    </style:style>
    <style:style style:name="co2" style:family="table-column">
      <style:table-column-properties fo:break-before="auto" style:column-width="0.889in"/>
    </style:style>
    <style:style style:name="ro1" style:family="table-row">
      <style:table-row-properties style:row-height="0.178in" fo:break-before="auto" style:use-optimal-row-height="false"/>
    </style:style>
    <style:style style:name="ro2" style:family="table-row">
      <style:table-row-properties style:row-height="0.5783in" fo:break-before="auto" style:use-optimal-row-height="false"/>
    </style:style>
    <style:style style:name="ro3" style:family="table-row">
      <style:table-row-properties style:row-height="0.9374in" fo:break-before="auto" style:use-optimal-row-height="false"/>
    </style:style>
    <style:style style:name="ro4" style:family="table-row">
      <style:table-row-properties style:row-height="0.8217in" fo:break-before="auto" style:use-optimal-row-height="false"/>
    </style:style>
    <style:style style:name="ro5" style:family="table-row">
      <style:table-row-properties style:row-height="0.8098in" fo:break-before="auto" style:use-optimal-row-height="false"/>
    </style:style>
    <style:style style:name="ro6" style:family="table-row">
      <style:table-row-properties style:row-height="0.8791in" fo:break-before="auto" style:use-optimal-row-height="false"/>
    </style:style>
    <style:style style:name="ro7"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paragraph-properties fo:text-align="justify"/>
      <style:text-properties style:use-window-font-color="true" style:text-outline="false" style:text-line-through-style="none" style:text-line-through-type="none" style:font-name="Courier New" fo:font-size="12pt" fo:language="none" fo:country="none" fo:font-style="normal" fo:text-shadow="none" style:text-underline-style="none" fo:font-weight="bold" style:text-underline-mode="continuous" style:text-overline-mode="continuous" style:text-line-through-mode="continuous" style:font-name-asian="Segoe UI" style:font-size-asian="6.80000019073486pt" style:language-asian="none" style:country-asian="none" style:font-style-asian="normal" style:font-weight-asian="bold" style:font-name-complex="Courier New" style:font-size-complex="12pt" style:language-complex="none" style:country-complex="none" style:font-style-complex="normal" style:font-weight-complex="bold" style:text-emphasize="none" style:font-relief="none" style:text-overline-style="none" style:text-overline-color="font-color"/>
    </style:style>
    <style:style style:name="ce2" style:family="table-cell" style:parent-style-name="Default">
      <style:table-cell-properties fo:border-bottom="0.06pt solid #000000" style:text-align-source="fix" style:repeat-content="false" fo:border-left="0.06pt solid #000000" fo:border-right="0.06pt solid #000000" fo:border-top="none"/>
      <style:paragraph-properties fo:text-align="justify"/>
      <style:text-properties style:use-window-font-color="true" style:text-outline="false" style:text-line-through-style="none" style:text-line-through-type="none" style:font-name="Courier New" fo:font-size="12pt" fo:language="none" fo:country="none" fo:font-style="normal" fo:text-shadow="none" style:text-underline-style="none" fo:font-weight="normal" style:text-underline-mode="continuous" style:text-overline-mode="continuous" style:text-line-through-mode="continuous" style:font-name-asian="Segoe UI" style:font-size-asian="6.80000019073486pt" style:language-asian="none" style:country-asian="none" style:font-style-asian="normal" style:font-weight-asian="normal" style:font-name-complex="Courier New" style:font-size-complex="12pt" style:language-complex="none" style:country-complex="none" style:font-style-complex="normal" style:font-weight-complex="bold" style:text-emphasize="none" style:font-relief="none" style:text-overline-style="none" style:text-overline-color="font-color"/>
    </style:style>
    <style:style style:name="ce5" style:family="table-cell" style:parent-style-name="Default">
      <style:table-cell-properties style:text-align-source="fix" style:repeat-content="false" fo:border="0.06pt solid #000000"/>
      <style:paragraph-properties fo:text-align="justify"/>
      <style:text-properties style:use-window-font-color="true" style:text-outline="false" style:text-line-through-style="none" style:text-line-through-type="none" style:font-name="Courier New" fo:font-size="12pt" fo:language="none" fo:country="none" fo:font-style="normal" fo:text-shadow="none" style:text-underline-style="none" fo:font-weight="bold" style:text-underline-mode="continuous" style:text-overline-mode="continuous" style:text-line-through-mode="continuous" style:font-name-asian="Segoe UI" style:font-size-asian="6.80000019073486pt" style:language-asian="none" style:country-asian="none" style:font-style-asian="normal" style:font-weight-asian="bold" style:font-name-complex="Courier New" style:font-size-complex="12pt" style:language-complex="none" style:country-complex="none" style:font-style-complex="normal" style:font-weight-complex="bold" style:text-emphasize="none" style:font-relief="none" style:text-overline-style="none" style:text-overline-color="font-color"/>
    </style:style>
    <style:style style:name="ce6" style:family="table-cell" style:parent-style-name="Default">
      <style:table-cell-properties fo:border-bottom="0.06pt solid #000000" style:text-align-source="fix" style:repeat-content="false" fo:border-left="0.06pt solid #000000" fo:border-right="0.06pt solid #000000" fo:border-top="none"/>
      <style:paragraph-properties fo:text-align="justify"/>
      <style:text-properties style:use-window-font-color="true" style:text-outline="false" style:text-line-through-style="none" style:text-line-through-type="none" style:font-name="Courier New" fo:font-size="12pt" fo:language="none" fo:country="none" fo:font-style="normal" fo:text-shadow="none" style:text-underline-style="none" fo:font-weight="normal" style:text-underline-mode="continuous" style:text-overline-mode="continuous" style:text-line-through-mode="continuous" style:font-name-asian="Segoe UI" style:font-size-asian="6.80000019073486pt" style:language-asian="none" style:country-asian="none" style:font-style-asian="normal" style:font-weight-asian="normal" style:font-name-complex="Courier New" style:font-size-complex="12pt" style:language-complex="none" style:country-complex="none" style:font-style-complex="normal" style:font-weight-complex="bold" style:text-emphasize="none" style:font-relief="none" style:text-overline-style="none" style:text-overline-color="font-color"/>
    </style:style>
    <style:style style:name="T1" style:family="tex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Feuille1" table:style-name="ta1">
        <table:table-column table:style-name="co1" table:default-cell-style-name="ce6"/>
        <table:table-row table:style-name="ro1">
          <table:table-cell table:style-name="Default"/>
        </table:table-row>
        <table:table-row table:style-name="ro2">
          <table:table-cell table:style-name="ce5" office:value-type="string" calcext:value-type="string">
            <text:p>Sommet de la pile.</text:p>
            <text:p/>
          </table:table-cell>
        </table:table-row>
        <table:table-row table:style-name="ro3">
          <table:table-cell office:value-type="string" calcext:value-type="string">
            <text:p><text:span text:style-name="T1">Aile droite</text:span></text:p>
            <text:p>-manette_A</text:p>
            <text:p>-manetee_B</text:p>
            <text:p/>
          </table:table-cell>
        </table:table-row>
        <table:table-row table:style-name="ro4">
          <table:table-cell office:value-type="string" calcext:value-type="string">
            <text:p><text:span text:style-name="T1">Aile gauche</text:span></text:p>
            <text:p>-manette_A</text:p>
            <text:p>-manetee_B</text:p>
            <text:p/>
          </table:table-cell>
        </table:table-row>
        <table:table-row table:style-name="ro5">
          <table:table-cell office:value-type="string" calcext:value-type="string">
            <text:p><text:span text:style-name="T1">Co-pilote</text:span></text:p>
            <text:p>-manette_A</text:p>
            <text:p>-manetee_B</text:p>
            <text:p/>
          </table:table-cell>
        </table:table-row>
        <table:table-row table:style-name="ro6">
          <table:table-cell office:value-type="string" calcext:value-type="string">
            <text:p><text:span text:style-name="T1">Pilote</text:span></text:p>
            <text:p>-manette_A</text:p>
            <text:p>-manetee_B</text:p>
            <text:p/>
          </table:table-cell>
        </table:table-row>
      </table:table>
      <table:named-expressions/>
    </office:spreadsheet>
  </office:body>
</office:document-content>
</file>

<file path=Object 1/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Courier New" svg:font-family="'Courier New'" style:font-family-generic="modern" style:font-pitch="fixed"/>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office:font-face-decls>
  <office:styles>
    <style:default-style style:family="table-cell">
      <style:paragraph-properties style:tab-stop-distance="0.5in"/>
      <style:text-properties style:font-name="Liberation Sans" fo:language="en" fo:country="US"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06">00/00/0000</text:date>, <text:time style:data-style-name="N2" text:time-value="11:24:08.176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